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Шапка" style:master-page-name="Standard">
      <style:paragraph-properties style:page-number="auto" fo:break-before="page"/>
    </style:style>
    <style:style style:name="P2" style:family="paragraph" style:parent-style-name="Standard">
      <style:paragraph-properties fo:margin-left="2.626cm" fo:margin-right="0cm" fo:orphans="2" fo:widows="2" fo:text-indent="-1.677cm" style:auto-text-indent="false" fo:background-color="transparent">
        <style:background-image/>
      </style:paragraph-properties>
      <style:text-properties style:font-name="Arial1" style:font-size-complex="11pt"/>
    </style:style>
    <style:style style:name="P3" style:family="paragraph" style:parent-style-name="Standard">
      <style:paragraph-properties fo:margin-left="2.626cm" fo:margin-right="0cm" fo:orphans="2" fo:widows="2" fo:text-indent="-1.677cm" style:auto-text-indent="false" fo:background-color="transparent">
        <style:background-image/>
      </style:paragraph-properties>
      <style:text-properties style:font-name="Arial1" fo:font-weight="normal" style:font-weight-asian="normal" style:font-size-complex="11pt" style:font-weight-complex="normal"/>
    </style:style>
    <style:style style:name="P4" style:family="paragraph" style:parent-style-name="Standard">
      <style:paragraph-properties fo:margin-left="2.626cm" fo:margin-right="0cm" fo:orphans="2" fo:widows="2" fo:text-indent="-1.677cm" style:auto-text-indent="false" fo:background-color="transparent">
        <style:background-image/>
      </style:paragraph-properties>
    </style:style>
    <style:style style:name="P5" style:family="paragraph" style:parent-style-name="Standard">
      <style:paragraph-properties fo:text-align="center" style:justify-single-word="false" fo:orphans="2" fo:widows="2" fo:background-color="transparent">
        <style:background-image/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 fo:orphans="2" fo:widows="2" fo:background-color="transparent">
        <style:background-image/>
      </style:paragraph-properties>
    </style:style>
    <style:style style:name="P7" style:family="paragraph" style:parent-style-name="Standard">
      <style:paragraph-properties fo:orphans="2" fo:widows="2" fo:background-color="transparent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orphans="2" fo:widows="2" fo:background-color="transparent">
        <style:background-image/>
      </style:paragraph-properties>
    </style:style>
    <style:style style:name="P9" style:family="paragraph" style:parent-style-name="Standard">
      <style:paragraph-properties fo:orphans="2" fo:widows="2" fo:background-color="transparent">
        <style:background-image/>
      </style:paragraph-properties>
      <style:text-properties style:use-window-font-color="true" style:font-name="Arial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914cm" fo:margin-right="0cm" fo:orphans="2" fo:widows="2" fo:text-indent="0cm" style:auto-text-indent="false" fo:background-color="transparent">
        <style:background-image/>
      </style:paragraph-properties>
    </style:style>
    <style:style style:name="P11" style:family="paragraph" style:parent-style-name="Standard">
      <style:paragraph-properties fo:margin-left="0.914cm" fo:margin-right="0cm" fo:orphans="2" fo:widows="2" fo:text-indent="0cm" style:auto-text-indent="false" fo:background-color="transparent">
        <style:background-image/>
      </style:paragraph-properties>
      <style:text-properties style:font-name="Arial1" style:font-size-complex="11pt"/>
    </style:style>
    <style:style style:name="T1" style:family="text">
      <style:text-properties style:font-name="Arial1" fo:font-weight="normal" style:font-weight-asian="normal" style:font-size-complex="11pt" style:font-weight-complex="normal"/>
    </style:style>
    <style:style style:name="T2" style:family="text">
      <style:text-properties style:font-name="Arial1" style:font-size-complex="11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weight="bold" style:font-weight-asian="bold" style:font-size-complex="1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font-name="Arial1" fo:font-size="11pt" style:font-size-asian="11pt" style:font-size-complex="11pt"/>
    </style:style>
    <style:style style:name="T7" style:family="text">
      <style:text-properties style:use-window-font-color="true" fo:font-size="11pt" style:font-size-asian="11pt"/>
    </style:style>
    <style:style style:name="T8" style:family="text">
      <style:text-properties style:use-window-font-color="true" fo:font-size="11pt" fo:font-weight="bold" style:font-size-asian="11pt" style:font-weight-asian="bold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№ 1 </text:p>
      <text:p text:style-name="P5">ВИДЫ РАБОТ </text:p>
      <text:p text:style-name="P5">по строительству, реконструкции, капитальному ремонту, которые оказывают влияние на безопасность объектов капитального строительства</text:p>
      <text:p text:style-name="P6"/>
      <text:p text:style-name="P7">1. Подготовительные работы на строительной площадке </text:p>
      <text:p text:style-name="P3">4510214 Устройство систем электроосвещения временных зданий</text:p>
      <text:p text:style-name="P3">4510215 Устройство временных защитных ограждений </text:p>
      <text:p text:style-name="P3">4510223 Устройство подкрановых путей</text:p>
      <text:p text:style-name="P4"><text:span text:style-name="T1">4510</text:span><text:span text:style-name="T5">224 Устройство одноколейных рельсовых путей</text:span></text:p>
      <text:p text:style-name="P7">2.Работы по сносу строений и разборке конструкций </text:p>
      <text:p text:style-name="P2">4510301 Разломка стен, массивов, перекрытий, пробивка гнезд</text:p>
      <text:p text:style-name="P2">4510302 Разборка наземной части производственных зданий</text:p>
      <text:p text:style-name="P2">4510303 Разборка железобетонных  лестничных  маршей,  площадок и ступеней</text:p>
      <text:p text:style-name="P4"><text:span text:style-name="T2">4510304 Разборка оконных, <text:s/>дверных и воротных проемов, перегородок </text:span><text:span text:style-name="T3">и подвесных потолков</text:span></text:p>
      <text:p text:style-name="P2">4510305 Разборка тротуаров, полов, кровельных покрытий и облицовки</text:p>
      <text:p text:style-name="P2">4510306 Разборка промышленных печей</text:p>
      <text:p text:style-name="P2">4510307 Разборка обделки тоннелей из чугунных тюбингов  </text:p>
      <text:p text:style-name="P2">4510316 Демонтаж металлических колонн, балок и рам</text:p>
      <text:p text:style-name="P4"><text:span text:style-name="T2">4510317 Дем</text:span>онтаж опор контактной сети</text:p>
      <text:p text:style-name="P7">3. Работы по водопонижению, организации поверхностного стока и водоотвода </text:p>
      <text:p text:style-name="P2">4510205 Устройство водоводных и дренажных канав</text:p>
      <text:p text:style-name="P2">4510206 Устройство водоотлива из траншей и котлованов при работе в <text:s/>мокрых грунтах</text:p>
      <text:p text:style-name="P2">4510207 Устройство закрытого дренажа</text:p>
      <text:p text:style-name="P2">4510208 Погружение  <text:s/>и извлечение <text:s/>иглофильтров и обсыпка <text:s/>фильтрующими материалами</text:p>
      <text:p text:style-name="P2">4510209 Сборка и демонтаж всасывающего коллектора </text:p>
      <text:p text:style-name="P2">4510461 Возведение конструкций из камня и скальной породы</text:p>
      <text:p text:style-name="P4"><text:span text:style-name="T2">4510462 Обратная  <text:s/>засыпка  <text:s/>песком  <text:s/>или  <text:s/>шлаком  с  применением</text:span><text:span text:style-name="T6"> механизмов</text:span></text:p>
      <text:p text:style-name="P2">4510463 Устройство  подстилающих  слоев  и  оснований  из  песка и <text:s/>гравия</text:p>
      <text:p text:style-name="P2">4510464 Устройство подстилающих слоев и оснований из щебня</text:p>
      <text:p text:style-name="P2">4510465 Устройство дренирующих слоев и фильтров из щебня (угля)</text:p>
      <text:p text:style-name="P2">4510466 Устройство дренажных фильтров из гравия и песка</text:p>
      <text:p text:style-name="P4"><text:span text:style-name="T2">45104</text:span>67 <text:span text:style-name="T2">Укладка</text:span> пористых керамических пластин аэратов</text:p>
      <text:p text:style-name="P7">4. Работы по разработке выемок, вертикальной планировке </text:p>
      <text:p text:style-name="P2">4510411 Разработка грунта  экскаваторами  в  выемках, <text:s/>котлованах, траншеях и отвал или насыпь</text:p>
      <text:p text:style-name="P2">4510412 Разработка  <text:s/>грунта  экскаваторами с погрузкой на <text:s/>железнодорожный или автомобильный транспорт и вывозом</text:p>
      <text:p text:style-name="P2">4510413 Разработка и перемещение грунта бульдозерами</text:p>
      <text:p text:style-name="P2">4510414 Разработка и перемещение грунта скреперами </text:p>
      <text:p text:style-name="P2">4510417 Копка ям механизированным способом</text:p>
      <text:p text:style-name="P2">4510418 Копка ям вручную</text:p>
      <text:p text:style-name="P2">4510419 Разработка и перемещение <text:s/> грунта  <text:s/>при  <text:s/>воздействии <text:s/>гидросооружений</text:p>
      <text:p text:style-name="P2">4510433 Мощение откосов камнем и плитами с устройством упоров</text:p>
      <text:p text:style-name="P4"><text:span text:style-name="T2">4510434 Укрепление  водоотводных  каналов  лотками - <text:s text:c="2"/>желобами, доска</text:span>ми, щитами и матами с устройством оголовков</text:p>
      <text:p text:style-name="P8">5. <text:span text:style-name="T9">Работы по устройству насыпей и обратным засыпкам </text:span></text:p>
      <text:p text:style-name="P4">4510427 Обратная засыпка грунта вручную с уплотнением электро- или пневмотрамбовками</text:p>
      <text:p text:style-name="P7">6. Работы гидромеханизированные и дноуглубительные </text:p>
      <text:p text:style-name="P2">4510415 Разработка  и  перемещение  <text:s/>грунта  <text:s/>гидромониторными и плавучими земснарядами </text:p>
      <text:p text:style-name="P2">4510423 Рыхление и разработка грунтов под  водой  механизированным способом и выдачей в отвал или плавучие средства</text:p>
      <text:p text:style-name="P2">4510424 Рыхление грунта под водой отбойными молотками и водолазами</text:p>
      <text:p text:style-name="P2"><text:soft-page-break/>4510425 Рыхление  мерзлого  грунта  клин  - <text:s/>бабой, <text:s/>рыхлителями и буровыми установками</text:p>
      <text:p text:style-name="P4"><text:span text:style-name="T2">4510426</text:span> Рытье траншей экскаватором и канавокопателем</text:p>
      <text:p text:style-name="P8">7<text:span text:style-name="T9">. Работы взрывные</text:span></text:p>
      <text:p text:style-name="P2">4510441 Взрывание  скальных  грунтов, дробление валунов и негабаритных кусков</text:p>
      <text:p text:style-name="P4"><text:span text:style-name="T2">4510</text:span>442 <text:span text:style-name="T2">Взрывание массовое грунтов на выброс и сброс</text:span></text:p>
      <text:p text:style-name="P2">4510443 Рыхление мерзлых грунтов</text:p>
      <text:p text:style-name="P2">4510444 Укрытие взрываемой площади для защиты сооружений</text:p>
      <text:p text:style-name="P4"><text:span text:style-name="T2">4510445 Уп</text:span>лотнение грунта под водой взрывами</text:p>
      <text:p text:style-name="P7">8. Работы по устройству свайных оснований, шпунтовых ограждений, анкеров </text:p>
      <text:p text:style-name="P2">4510507 Установка  <text:s/>металлических  направляющих  рам  и  подводных тяжей для забивки шпунта</text:p>
      <text:p text:style-name="P2">4520161 Погружение железобетонных свай</text:p>
      <text:p text:style-name="P2">4520162 Погружение железобетонного шпунта на причальных набережных</text:p>
      <text:p text:style-name="P2">4520163 Погружение стальных свай в вечномерзлых грунтах</text:p>
      <text:p text:style-name="P2">4520164 Погружение и извлечение стальных и шпунтованных свай</text:p>
      <text:p text:style-name="P2">4520165 Погружение  деревянных  и  <text:s/>деревометаллических  <text:s/>свай  <text:s/>с обустройством шпунтового ряда</text:p>
      <text:p text:style-name="P2">4520166 Устройство  буронабивных  свай  <text:s/>с  бурением  <text:s/>скважин и заполнение бетоном полых свай</text:p>
      <text:p text:style-name="P4"><text:span text:style-name="T2">452016</text:span>7 Устройство разборки шпунтованных деревянных перемычек</text:p>
      <text:p text:style-name="P7">9. Работы по уплотнению грунтов естественного залегания и устройству грунтовых подушек </text:p>
      <text:p text:style-name="P10">451<text:span text:style-name="T2">0404 Выравнивание  территории  поливного  участка  <text:s/>с  <text:s/>укаткой механизированным способом </text:span></text:p>
      <text:p text:style-name="P11">4510431 Уплотнение грунта тяжелыми трамбовками</text:p>
      <text:p text:style-name="P11">4510432 Уплотнение грунта катками и грунтоуплотняющими машинами <text:s/></text:p>
      <text:p text:style-name="P8"><text:span text:style-name="T9">10. </text:span><text:span text:style-name="T4">Работы</text:span><text:span text:style-name="T9"> по сооружению опускных колодцев и кессонов </text:span><text:span text:style-name="T4"><text:s/></text:span></text:p>
      <text:p text:style-name="P2">4510421 Опускание колодца с механизированной разработкой грунта</text:p>
      <text:p text:style-name="P4"><text:span text:style-name="T2">45</text:span>10422 Опускание колодца вручную</text:p>
      <text:p text:style-name="P7">11. Работы по возведению сооружений способом «стена в грунте»</text:p>
      <text:p text:style-name="P7">12. Работы по закреплению грунтов </text:p>
      <text:p text:style-name="P4">4<text:span text:style-name="T2">510437 Укрепление термическое грунтов</text:span></text:p>
      <text:p text:style-name="P2">4510438 Цементация грунтовых оснований с забивкой инъекторов</text:p>
      <text:p text:style-name="P2">4510439 Силикатизация и смолизация грунтов </text:p>
      <text:p text:style-name="P7">13. <text:s/>Работы по искусственному замораживанию грунтов</text:p>
      <text:p text:style-name="P8">1<text:span text:style-name="T9">4. <text:s/>Работы бетонные </text:span></text:p>
      <text:p text:style-name="P4">4<text:span text:style-name="T2">510501 Установка металлической сетчатой опалубки</text:span></text:p>
      <text:p text:style-name="P2">4510502 Установка кружал и опалубки для кладки арок, сводов и стен промышленных печей</text:p>
      <text:p text:style-name="P2">4510503 Установка и разборка щитовой опалубки</text:p>
      <text:p text:style-name="P2">4510506 Установка  <text:s/>и  разборка  деревянных  подмостей, <text:s/>пирсов  и <text:s/>опалубки </text:p>
      <text:p text:style-name="P2">4520115 Установка арматуры монолитных железобетонных конструкций </text:p>
      <text:p text:style-name="P2">4520117 Установка армосеток, <text:s/>армокаркасов, <text:s/>армоферм, <text:s/>арматурных конструкций с  <text:s/>обетонированным  нижним поясом в гидротехнических сооружениях</text:p>
      <text:p text:style-name="P2">4520118 Установка анкерных болтов и закладных деталей</text:p>
      <text:p text:style-name="P4"><text:span text:style-name="T2">4520131</text:span> Устройство оснований и подстилающих слоев</text:p>
      <text:p text:style-name="P2">4520132 Устройство бутобетонных и бетонных фундаментов</text:p>
      <text:p text:style-name="P2">4520133 Устройство бетонных колонн и стоечных опор</text:p>
      <text:p text:style-name="P2">4520134 Устройство бетонных стен и перегородок</text:p>
      <text:p text:style-name="P2">4520135 Устройство крепей, тампонаж скважин и стволов</text:p>
      <text:p text:style-name="P2">4520136 Укладка бетона под воду</text:p>
      <text:p text:style-name="P2">4520137 Подливка фундамента под оборудование</text:p>
      <text:p text:style-name="P2">4520138 Крепление  стен  и  сводов  выработок  торкрет - бетоном и заделка стыков в сводах рамных крепей</text:p>
      <text:p text:style-name="P2">4520139 Приготовление бетонов и растворов </text:p>
      <text:p text:style-name="P2"><text:soft-page-break/>4520141 Устройство железобетонных фундаментов, <text:s/>упоров, <text:s/>подпорных стенок, стоечных опор</text:p>
      <text:p text:style-name="P4"><text:span text:style-name="T2">4520142 Устройство  монолитных каналов, <text:s/>тоннелей, <text:s/>лотков, <text:s/>днищ, гале</text:span>рей</text:p>
      <text:p text:style-name="P2">4520143 Устройство  конструкций  опускного  колодца, <text:s/>сгустителей, ванн, бассейнов, <text:s/>емкостных  <text:s/>сооружений водопровода и канализации</text:p>
      <text:p text:style-name="P2">4520144 Устройство конструкций башенного типа  силосов, <text:s/>градирен, башен, труб</text:p>
      <text:p text:style-name="P2">4520145 Устройство железобетонной обделки стволов тоннелей, <text:s/>днища шахт, гидроизоляционной обоймы</text:p>
      <text:p text:style-name="P2">4520146 Устройство железобетонных наружных и внутренних стен</text:p>
      <text:p text:style-name="P2">4520147 Возведение железобетонных колонн</text:p>
      <text:p text:style-name="P4"><text:span text:style-name="T2">452014</text:span>8 Возведение железобетонных стен, перегородок, <text:span text:style-name="T2"><text:s/>вентиляционных каналов</text:span></text:p>
      <text:p text:style-name="P2">4520149 Возведение  <text:s/>железобетонных  <text:s/>балок, <text:s text:c="2"/>поясов, <text:s/>перемычек, перекрытий  и  покрытий, конструкций  в  горизонтально - скользящей опалубке</text:p>
      <text:p text:style-name="P2">4520151 Укладка  бетонной смеси в блоки железобетонных конструкций <text:s/>гидротехнических сооружений</text:p>
      <text:p text:style-name="P2">4520152 Усиление  <text:s text:c="2"/>строительных  <text:s text:c="2"/>конструкций  <text:s text:c="2"/>железобетонными заделками, обоймами и набетонками</text:p>
      <text:p text:style-name="P2">4520153 Усиление и замена железобетонных покрытий </text:p>
      <text:p text:style-name="P8"><text:span text:style-name="T9">15. <text:s/></text:span><text:span text:style-name="T4">Работы</text:span><text:span text:style-name="T9"> по монтажу сборных железобетонных и бетонных конструкций </text:span></text:p>
      <text:p text:style-name="P2">4520202 Установка блоков наружных и внутренних стен зданий </text:p>
      <text:p text:style-name="P4"><text:span text:style-name="T2">4520203</text:span> Установка бетонных трапов</text:p>
      <text:p text:style-name="P4"><text:span text:style-name="T2">4520204</text:span> Крепление берега бетонными массивами</text:p>
      <text:p text:style-name="P4"><text:span text:style-name="T2">4520205</text:span> Изготовление  <text:s text:c="2"/>и  <text:s text:c="2"/>установка  <text:s text:c="2"/>бетонных  <text:s text:c="2"/>массивов  <text:s/>с <text:span text:style-name="T2"><text:s/>транспортировкой</text:span></text:p>
      <text:p text:style-name="P2">4520206 Устройство  постоянных крепей из бетонных блоков и камней</text:p>
      <text:p text:style-name="P2">4520207 Устройство подпорных стенок, <text:s/>оголовков, <text:s/>стоечных опор из бетонных блоков</text:p>
      <text:p text:style-name="P2">4520211 Установка железобетонных фундаментов  под  колонны, <text:s/>рамы, <text:s/>опоры</text:p>
      <text:p text:style-name="P4">4520212 У<text:span text:style-name="T2">становка железобетонных колонн, <text:s/>капителей, <text:s/>рам, стоек и штанг</text:span></text:p>
      <text:p text:style-name="P2">4520213 Установка перемычек</text:p>
      <text:p text:style-name="P2">4520214 Установка стропильных балок и ферм</text:p>
      <text:p text:style-name="P2">4520215 Установка стеновых панелей наружных и внутренних стен</text:p>
      <text:p text:style-name="P2">4520216 Установка объемных блоков жилых зданий</text:p>
      <text:p text:style-name="P2">4520217 Установка  плит  лоджий, <text:s/>балконов, <text:s/>козырьков, <text:s/>карнизных плит, сантехподдонов</text:p>
      <text:p text:style-name="P2">4520218 Установка мелких  железобетонных  конструкций  (парапетов, сливов, подоконников)</text:p>
      <text:p text:style-name="P2">4520219 Установка лестничных маршей и площадок</text:p>
      <text:p text:style-name="P2">4520221 Установка шахт лифтов и объемных элементов закромов</text:p>
      <text:p text:style-name="P2">4520222 Установка  панелей  перегородок, <text:s/>экранов, <text:s/>разделительных стенок, диафрагм жесткости, вентиляционных блоков</text:p>
      <text:p text:style-name="P2">4520223 Установка сантехкабин</text:p>
      <text:p text:style-name="P2">4520224 Установка  блоков  <text:s/>из  армопанельных  плит, <text:s/>балластных и пазовых конструкций</text:p>
      <text:p text:style-name="P2">4520225 Установка  <text:s/>панелей  <text:s/>стен  спускных  колодцев, <text:s/>выгульных <text:s/>дворов, силосов, мельниц, бункеров ТЭС</text:p>
      <text:p text:style-name="P2">4520226 Установка панелей стен при сооружении линейных зданий</text:p>
      <text:p text:style-name="P2">4520227 Установка плит перекрытий и покрытий лестниц ТЭС, <text:s/>мостов, труб, платформ, линейных зданий</text:p>
      <text:p text:style-name="P4"><text:span text:style-name="T2">4520228 Установка  сборных железобетонных  площадок, ригелей, <text:s/>консолей, пролет</text:span>ных строений с плавучих средств</text:p>
      <text:p text:style-name="P2">4520229 Установка становых и опалубочных плит, оболочек, парапетов <text:s/>причальных набережных и пирсов</text:p>
      <text:p text:style-name="P2">4520231 Установка  опор, <text:s/>лотков, <text:s/>коробов, <text:s/>блоков, <text:s/>решеток  при <text:s/>устройстве каналов  <text:s/>и  <text:s/>кормушек  в  сельскохозяйственных <text:s/>зданиях</text:p>
      <text:p text:style-name="P2">4520232 Установка  <text:s/>конструкций  <text:s/>фундаментов, <text:s/>подпорных  стенок, <text:s/>оголовков, лежневых опор при возведении мостов, труб ЛЭП и <text:s/>гидротехнических сооружений</text:p>
      <text:p text:style-name="P2"><text:soft-page-break/>4520233 Установка  <text:s/>пролетных строений  <text:s/>мостов  <text:s text:c="2"/>из  <text:s text:c="2"/>сборных <text:s/>железобетонных конструкций с берега</text:p>
      <text:p text:style-name="P2">4520234 Устройство  <text:s/>тоннелей  <text:s/>открытым  <text:s/>способом  <text:s/>из  <text:s/>сборных <text:s text:c="2"/>железобетонных конструкций</text:p>
      <text:p text:style-name="P4"><text:span text:style-name="T2">4520235 </text:span>Устройство  обделки  стволов  <text:s/>и  <text:s/>тоннелей  <text:s/>из  <text:s/>сборных <text:span text:style-name="T2"><text:s/>железобетонных тюбингов, панелей и блоков</text:span></text:p>
      <text:p text:style-name="P2">4520236 Устройство лестниц и крылец с входными площадками</text:p>
      <text:p text:style-name="P2">4520237 Укладка балок и ригелей</text:p>
      <text:p text:style-name="P2">4520238 Укладка панелей, <text:s/>оболочек и плит  перекрытий  и  покрытий <text:s/>одноэтажных и многоэтажных зданий</text:p>
      <text:p text:style-name="P2">4520239 Укладка водопропускных железобетонных труб под насыпями  и <text:s/>коллекторов для прокладки коммуникаций</text:p>
      <text:p text:style-name="P2">4520241 Укладка  и  замена  ступеней, <text:s/>уложенных  на  косоуры  или <text:s/>сплошное основание</text:p>
      <text:p text:style-name="P2">4520242 Укладка и  покрытие  железнодорожными  плитами  трамвайных <text:s/>путей</text:p>
      <text:p text:style-name="P2">4520243 Монтаж колонн, <text:s/>стоек, мачт, балок и ригелей ТЭС, открытых <text:s/>и закрытых распределительных устройств</text:p>
      <text:p text:style-name="P2">4520244 Крепление дна и откосов железобетонными плитами с упорными <text:s/>брусьями</text:p>
      <text:p text:style-name="P2">4520245 Крепление берегов тетраподами и массивами</text:p>
      <text:p text:style-name="P2">4520246 Покрытие дорог и обочин сборными железобетонными плитами  </text:p>
      <text:p text:style-name="P2">4520402 Установка  <text:s text:c="2"/>мусоропроводов  <text:s/>из  <text:s/>асбестоцементных  <text:s/>труб <text:s/>диаметром 400 мм с приемными клапанами </text:p>
      <text:p text:style-name="P7">16. <text:s/>Работы по монтажу металлических конструкций </text:p>
      <text:p text:style-name="P2">4520101 Монтаж конструкций каркасов зданий и сооружений</text:p>
      <text:p text:style-name="P2">4520102 Монтаж конструкций градирен, резервуаров, вентиляционных и <text:s/>дымовых  <text:s text:c="2"/>труб, <text:s/>коксохимических  цехов, трубопроводов, <text:s/>галерей</text:p>
      <text:p text:style-name="P4"><text:span text:style-name="T2">4520103 Монтаж конструкций сушил, <text:s/>кожухов, экранов, камер, подин, <text:s/>балок, каркасов, <text:s/>рам, <text:s/>колосников  и  других  конструкций <text:s/>пече</text:span>й, труб, сушил электролизеров</text:p>
      <text:p text:style-name="P4">4<text:span text:style-name="T2">520104 Монтаж  конструкций  полносборных  зданий  из  трехслойных <text:s/>алюминиевых панелей</text:span></text:p>
      <text:p text:style-name="P2">4520105 Монтаж  конструкций  кабин  из  <text:s/>трехслойных  <text:s/>алюминиевых  панелей для радиорелейных линий и термокамер металлических <text:s/>НУП</text:p>
      <text:p text:style-name="P2">4520106 Монтаж конструкций подвесных и подкрановых путей</text:p>
      <text:p text:style-name="P2">4520107 Монтаж легких трубчатых конструкций покрытий</text:p>
      <text:p text:style-name="P2">4520108 Монтаж  <text:s/>конструкций  ворот, <text:s/>лестниц, <text:s/>площадок, <text:s/>дверей,  люков, лазов</text:p>
      <text:p text:style-name="P4"><text:span text:style-name="T2">4520109 Монтаж открытых конструкций, <text:s/>распределительных устройств, <text:s/>прожек</text:span>торных мачт, <text:s/>антенных систем, <text:s/>волноводных мостов с <text:span text:style-name="T2"><text:s/>опорами</text:span></text:p>
      <text:p text:style-name="P2">4520111 Монтаж  <text:s/>оконных  <text:s/>блоков, <text:s text:c="2"/>витражей, <text:s text:c="2"/>перегородок  <text:s/>(из <text:s/>алюминиевых сплавов, стальных и прочих)</text:p>
      <text:p text:style-name="P2">4520112 Возведение зданий из блокбоксов</text:p>
      <text:p text:style-name="P2">4520113 Установка  пролетных  строений  из стальных конструкций со <text:s/>сборкой и передвижкой</text:p>
      <text:p text:style-name="P2">4520114 Установка швартовых тумб  <text:s/></text:p>
      <text:p text:style-name="P2">4520116 Установка металлических ограждений лестниц  </text:p>
      <text:p text:style-name="P4"><text:span text:style-name="T2">4520119 Установка затворов, решеток, ворот, трубопроводов, мостов, <text:s/>причальных устройств  <text:s/>и  <text:s text:c="2"/>прочих  <text:s text:c="2"/>металлоконструкций <text:s/>гидроте</text:span>хнических сооружений</text:p>
      <text:p text:style-name="P4">4<text:span text:style-name="T2">520121 Установка стальных крепежных изделий и катковых опор</text:span></text:p>
      <text:p text:style-name="P2">4520122 Установка кейль - кранцев и  опорного  кольца  в  стволах, <text:s/>закрепляемых чугунными тюбингами</text:p>
      <text:p text:style-name="P2">4520123 Устройство  <text:s text:c="2"/>конструкций  <text:s/>подвесных  <text:s/>потолков  <text:s/>и <text:s/>звукоизоляционных стен</text:p>
      <text:p text:style-name="P2">4520124 Устройство  <text:s/>и  <text:s/>разработка  <text:s/>постоянных  <text:s text:c="2"/>и  <text:s text:c="2"/>временных <text:s/>металлических крепей в шахтных стволах и тоннелях</text:p>
      <text:p text:style-name="P2">4520125 Настил из рифленой стали для подпольных каналов</text:p>
      <text:p text:style-name="P2">4520126 Подшивка  подвесных потолков и обшивка градирен листами из <text:s/>алюминиевых сплавов</text:p>
      <text:p text:style-name="P2">4520127 Обшивка стен и кровельного покрытия профильным железом или <text:s/>панелями заводского изготовления</text:p>
      <text:p text:style-name="P2"><text:soft-page-break/>4520128 Крепление строительных конструкций строительными обоймами, <text:s/>болтами, кольцами</text:p>
      <text:p text:style-name="P2">4520129 Наращивание  чугунных  тюбингов  и  установка  пикетажного <text:s/>кольца </text:p>
      <text:p text:style-name="P7">17. <text:s/>Работы по монтажу деревянных конструкций </text:p>
      <text:p text:style-name="P4">4540<text:span text:style-name="T2">201 Установка  деревянных  конструкций, <text:s text:c="2"/>каркасов, <text:s text:c="2"/>стропил, <text:s/>стульев</text:span></text:p>
      <text:p text:style-name="P2">4540202 Установка ворот  <text:s/></text:p>
      <text:p text:style-name="P2">4540204 Установка балок, арок, ферм и панелей</text:p>
      <text:p text:style-name="P2">4540205 Установка  козырьков, <text:s/>люфт  - клозетов, <text:s/>пожарных ящиков, <text:s/>столов</text:p>
      <text:p text:style-name="P4"><text:span text:style-name="T2">4540206 У</text:span>становка ряжей, устройство и разработка стапелей</text:p>
      <text:p text:style-name="P4">4540<text:span text:style-name="T2">207 Установка  проводников, <text:s/>трапов  лестниц, <text:s/>ходовых  досок, <text:s/>барьеров</text:span></text:p>
      <text:p text:style-name="P2">4540208 Возведение  <text:s/>деревянных  <text:s/>конструкций  <text:s/>мостов, <text:s text:c="2"/>эстакад, <text:s/>колесопроводов, гидротехнических сооружений</text:p>
      <text:p text:style-name="P2">4540209 Устройство стен из деревянных конструкций и деталей</text:p>
      <text:p text:style-name="P4"><text:span text:style-name="T2">4540211</text:span> Устройство деревянного мостового полотна  </text:p>
      <text:p text:style-name="P4"><text:span text:style-name="T2">4540216</text:span> Сборка покрытий и перекрытий </text:p>
      <text:p text:style-name="P7">18. <text:s/>Работы по монтажу легких ограждающих конструкций </text:p>
      <text:p text:style-name="P4"><text:span text:style-name="T2">4540401</text:span> Укладка железнодорожных путей узкой колеи с послеосадочным <text:s/><text:span text:style-name="T2">ремонтом</text:span>  <text:s/></text:p>
      <text:p text:style-name="P4"><text:span text:style-name="T2">4520405</text:span> Устройство  стен, <text:s/>перекрытий, <text:s/>перегородок  и  зонтов  из <text:s/><text:span text:style-name="T2">асбестоцементных</text:span> листов по готовому каркасу  <text:s/></text:p>
      <text:p text:style-name="P4">4520407 Монтаж блоков оросителя из асбестоцементных листов <text:s/></text:p>
      <text:p text:style-name="P7">19. <text:s/>Работы по монтажу стен из панелей типа «СЭНДВИЧ» и полистовой  сборки</text:p>
      <text:p text:style-name="P7">20. <text:s/>Работы по устройству каменных конструкций </text:p>
      <text:p text:style-name="P4"><text:span text:style-name="T2">4510502</text:span> Установка кружал и опалубки для кладки арок, сводов и стен <text:s/><text:span text:style-name="T2">промышленных</text:span> печей  <text:s/></text:p>
      <text:p text:style-name="P4"><text:span text:style-name="T2">4510505</text:span> Установка и разборка  инвентарных  наружных  и  внутренних  <text:span text:style-name="T2">лесов</text:span>  <text:s/></text:p>
      <text:p text:style-name="P4"><text:span text:style-name="T2">4520213</text:span> Установка перемычек  </text:p>
      <text:p text:style-name="P4"><text:span text:style-name="T2">4520301</text:span> Кладка  фундаментов, <text:s/>стен  подвалов, подпорных  стен, <text:s/>закладка выработок бутовым камнем </text:p>
      <text:p text:style-name="P4">4520302 Кладка стен из керамических камней </text:p>
      <text:p text:style-name="P4">4520304 Кладка конструкций из известняковых изделий с облицовочным <text:s/><text:span text:style-name="T2">кирпичом</text:span></text:p>
      <text:p text:style-name="P4">4520305 Кладка кирпичная каналов, приямков, печей, очагов, дымовых труб с разделками</text:p>
      <text:p text:style-name="P4">4520306 Кладка кирпичная  столбов, <text:s/>сводов, <text:s/>беседок, <text:s/>портиков  и <text:s/><text:span text:style-name="T2">других</text:span> конструкций из обыкновенного кирпича</text:p>
      <text:p text:style-name="P4">4520<text:span text:style-name="T2">307 Кладка  кирпичная  стен  из  обыкновенного  <text:s/>глиняного  <text:s/>и <text:s/>силикатного кирпича с облицовкой керамическим кирпичом</text:span></text:p>
      <text:p text:style-name="P2">4520308 Кладка кирпичная стен и облицовкой керамическими плитами</text:p>
      <text:p text:style-name="P2">4520309 Устройство перегородок из кирпича и керамических камней  </text:p>
      <text:p text:style-name="P2">4520312 Возведение конструкций из туфа и диабазовых блоков  </text:p>
      <text:p text:style-name="P2">4520406 Устройство перегородок из штучных гипсовых и легкобетонных <text:s/>плит <text:s/></text:p>
      <text:p text:style-name="P7">21. <text:s/>Работы по экранированию помещений и устройству деформационных  швов </text:p>
      <text:p text:style-name="P4">4540<text:span text:style-name="T2">171 Экранирование полов, <text:s/>стенок, дверей, потолков медными или <text:s/>стальными листами и сеткой</text:span></text:p>
      <text:p text:style-name="P2">4540172 Обшивка стен и кровли выработок листовой сталью</text:p>
      <text:p text:style-name="P2">4540173 Установка защитных стальных сеток</text:p>
      <text:p text:style-name="P2">4540174 Обивка  стен, <text:s/>потолков  и  дверей  кровельной  сталью  по <text:s/>войлоку с прокладкой асбеста</text:p>
      <text:p text:style-name="P2">4540175 Герметизация горизонтальных и вертикальных стыков  и  швов <text:s/>между панелями, окнами, дверями</text:p>
      <text:p text:style-name="P2">4540176 Чеканка швов обделки из тюбингов и швов между колоннами  и <text:s/>прогонами</text:p>
      <text:p text:style-name="P2">4540177 Устройство деформационных и антисейсмических швов </text:p>
      <text:p text:style-name="P7">22. <text:s/>Работы по устройству и футеровке промышленных печей и дымовых  труб </text:p>
      <text:p text:style-name="P4">451<text:span text:style-name="T2">0502 Установка кружал и опалубки для кладки арок, сводов и стен <text:s/>промышленных печей  <text:s/></text:span></text:p>
      <text:p text:style-name="P2">4520303 Кладка и футеровка промышленных труб  <text:s/></text:p>
      <text:p text:style-name="P2">4520411 Обмуровка поверхностей жаростойким и огнеупорным  бетоном, <text:s/>плитами, огнеупорной массой</text:p>
      <text:p text:style-name="P2"><text:soft-page-break/>4520412 Футеровка железобетонных промышленных труб  кислотоупорным <text:s/>кирпичом</text:p>
      <text:p text:style-name="P2">4520413 Кладка, <text:s/>обмуровка и футеровка печей и  труб  огнеупорными <text:s/>изделиями и кирпичом</text:p>
      <text:p text:style-name="P4"><text:span text:style-name="T2">452041</text:span>4 Кладка насадок, <text:s/>набивка подин угольной массой, <text:s/>установка <text:span text:style-name="T2"><text:s/>анодных и подовых блоков </text:span></text:p>
      <text:p text:style-name="P7">23. <text:s/>Работы по устройству кровель </text:p>
      <text:p text:style-name="P4">454<text:span text:style-name="T2">0121 Устройство асбоцементных кровель</text:span></text:p>
      <text:p text:style-name="P2">4540122 Устройство кровель из черепицы с устройством обрешетки</text:p>
      <text:p text:style-name="P2">4540123 Устройство рулонных кровель</text:p>
      <text:p text:style-name="P2">4540124 Устройство  кровель  из  битумной  мастики  с  <text:s/>прокладкой <text:s text:c="2"/>стеклосетки или стеклохолста</text:p>
      <text:p text:style-name="P2">4540125 Устройство мелких кровельных покрытий и обделок на фасадах <text:s/>из кровельного железа</text:p>
      <text:p text:style-name="P2">4540126 Устройство желобов со свесами и ограждений кровли перилами</text:p>
      <text:p text:style-name="P2">4540127 Огрунтовка оснований и устройство пароизоляции <text:s/></text:p>
      <text:p text:style-name="P7">24. <text:s/>Работы по гидроизоляции строительных конструкций </text:p>
      <text:p text:style-name="P4">4<text:span text:style-name="T2">540101 Нагнетание раствора за обделки тоннелей и шахтных стволов</text:span></text:p>
      <text:p text:style-name="P2">4540102 Устройство  цементной стяжки, <text:s/>торкретирование, <text:s/>затирка и <text:s/>железнение</text:p>
      <text:p text:style-name="P2">4540103 Устройство горизонтальной и боковой гидроизоляции цементом <text:s text:c="2"/>с жидким стеклом</text:p>
      <text:p text:style-name="P2">4540104 Устройство боковой обмазочной гидроизоляции глиняной</text:p>
      <text:p text:style-name="P2">4540105 Устройство боковой  обмазочной  гидроизоляции  бетонных  и <text:s text:c="2"/>керамических конструкций</text:p>
      <text:p text:style-name="P2">4540106 Устройство штукатурной гидроизоляции литым  асфальтом  или <text:s/>мастиками, смолой, лаком</text:p>
      <text:p text:style-name="P2">4540107 Устройство оклеечной гидроизоляции</text:p>
      <text:p text:style-name="P2">4540108 Устройство  <text:s/>сплошной  <text:s/>завесы  экрана  из  гидрорелина  и полиэтиленовой пленки</text:p>
      <text:p text:style-name="P4"><text:span text:style-name="T2">45401</text:span>09 Устройство  <text:s/>изоляции  стальных  трубопроводов  битумно  - <text:span text:style-name="T2"><text:s/>резиновой мастикой</text:span></text:p>
      <text:p text:style-name="P2">4540111 Устройство  <text:s/>изоляции  стальных  трубопроводов  битумно  - <text:s/>полимерной мастикой</text:p>
      <text:p text:style-name="P2">4540112 Перекрытие и оклейка стыков в гидротехнических сооружениях <text:s/>гидрорелином</text:p>
      <text:p text:style-name="P2">4540113 Покрытие битумной мастикой бетонных и железобетонных труб </text:p>
      <text:p text:style-name="P7">25. <text:s/>Работы по антикоррозийной защите строительных конструкций и  оборудования </text:p>
      <text:p text:style-name="P2">4540151 Кладка из кислотоупорного кирпича, камня, андезита</text:p>
      <text:p text:style-name="P2">4540152 Покрытие  полов  и  футеровка  поверхностей кислотоупорным кирпичом</text:p>
      <text:p text:style-name="P2">4540153 Футеровка  <text:s/>поверхностей  <text:s/>угольными  <text:s/>и  графитированными <text:s/>блоками</text:p>
      <text:p text:style-name="P2">4540154 Футеровка поверхностей кислотоупорными плитами</text:p>
      <text:p text:style-name="P2">4540155 Обкладка  и  оклейка  поверхностей  оборудования  резиной, пластиками, герметиками, рулонными материалами</text:p>
      <text:p text:style-name="P4"><text:span text:style-name="T2">4540</text:span>156 Оклейка поверхностей листовым асбестом</text:p>
      <text:p text:style-name="P2">4540157 Электрометаллизация  поверхностей  цинковой, <text:s/>алюминиевой, нихромовой и нержавеющей проволокой</text:p>
      <text:p text:style-name="P2">4540158 Пропитка щебня мастикой "Битуминоль Н-2"</text:p>
      <text:p text:style-name="P2">4540159 Гидрофобизация и флюатирование поверхности</text:p>
      <text:p text:style-name="P2">4540161 Окраска поверхностей лаками, красками, эмалями</text:p>
      <text:p text:style-name="P2">4540162 Огнезащита деревянных конструкций</text:p>
      <text:p text:style-name="P2">4540163 Огнезащита обрешетки под кровлю и настила по фермам</text:p>
      <text:p text:style-name="P2">4540164 Антисептирование деревянных конструкций зданий </text:p>
      <text:p text:style-name="P7">26. <text:s/>Работы по теплоизоляции строительных конструкций, трубопроводов  и оборудования </text:p>
      <text:p text:style-name="P2">4540133 Утепление покрытий монолитным ячеистым бетоном  <text:s/></text:p>
      <text:p text:style-name="P2">4540141 Изоляция горячих  поверхностей  штучными  и  полносборными <text:s/>теплоизоляционными изделиями</text:p>
      <text:p text:style-name="P4"><text:span text:style-name="T2">4540142 Изоляция горячих  поверхностей  оберточными материалами  и </text:span><text:s/>набивкой теплоизоляционных волокнистых материалов</text:p>
      <text:p text:style-name="P2"><text:soft-page-break/>4540143 Изоляция горячих поверхностей мастиками и  асбестоперлитом <text:s/>методом напыления</text:p>
      <text:p text:style-name="P2">4540144 Изоляция кладки печей, поверхности котлов и  трубопроводов <text:s/>асбестом  <text:s/></text:p>
      <text:p text:style-name="P2">4540146 Покрытие поверхности изоляции трубопроводов асбоцементными <text:s/>кожухами, стеклоцементом, стеклопластиком, стеклотекстолитом</text:p>
      <text:p text:style-name="P2">4540147 Покрытие  <text:s/>поверхности  <text:s/>изоляции  трубопроводов  листовым <text:s/>металлом или алюминиевыми гофрированными листами</text:p>
      <text:p text:style-name="P4"><text:span text:style-name="T2">4540148 Покрытие поверхности изоляции трубопроводов, обертывание и <text:s/>оклеивание изоляции  <text:s text:c="2"/>пленками, <text:s/>тканями, <text:s text:c="2"/>рулонными <text:s/></text:span>материалами  <text:s text:c="2"/></text:p>
      <text:p text:style-name="P8"><text:span text:style-name="T9">27. <text:s/>Работы по устройству внутренних инженерных систем и оборудования </text:span><text:s/></text:p>
      <text:p text:style-name="P2">4530107 Установка клапанов, заслонок, герметичных дверей и люков  <text:s/></text:p>
      <text:p text:style-name="P2">4530109 Установка  коробов  раздаточных, <text:s/>отсосов от оборудования, <text:s/>кронштейнов, подставок и виброизолирующих оснований  <text:s/></text:p>
      <text:p text:style-name="P2">4530156 Установка  деталей  грозозащиты  лучевого  <text:s/>и  <text:s/>контурного <text:s/>заземления  <text:s/></text:p>
      <text:p text:style-name="P2">4530186 Врезка штуцеров и тройников в действующие сети, отключение <text:s/>и заглушка газопроводов</text:p>
      <text:p text:style-name="P2">4530187 Испытание трубопроводов на  прочность  и  герметичность  с <text:s/>промывкой и установкой сальников  </text:p>
      <text:p text:style-name="P2">4530195 Испытание гидравлическое и пневматическое трубопроводов  <text:s/></text:p>
      <text:p text:style-name="P2">4530201 Установка вентилей, <text:s/>задвижек, обратных клапанов, кранов и <text:s/>смесителей на внутренних сетях</text:p>
      <text:p text:style-name="P2">4530202 Установка  <text:s/>клапанов  <text:s/>предохранительных, <text:s/>приемных, <text:s/>редукционных  </text:p>
      <text:p text:style-name="P2">4530204 Сборка и установка узлов задвижек и кранов линейных</text:p>
      <text:p text:style-name="P2">4530221 Установка водомерных узлов  </text:p>
      <text:p text:style-name="P2">4530224 Установка водонагревателей и кипятильников</text:p>
      <text:p text:style-name="P2">4530225 Установка водоподогревателей скоростных и емкостных</text:p>
      <text:p text:style-name="P2">4530226 Установка  гребенок  паро- и водораспределительных из <text:s/>стальных труб  <text:s/></text:p>
      <text:p text:style-name="P2">4530228 Установка компенсаторов</text:p>
      <text:p text:style-name="P2">4530229 Установка  <text:s/>воздухосборников  <text:s/>из  <text:s text:c="2"/>стальных  <text:s text:c="2"/>труб  <text:s text:c="2"/>и <text:s/>воздухоотводчиков и гидравлических затворов</text:p>
      <text:p text:style-name="P2">4530231 Установка элеваторных узлов</text:p>
      <text:p text:style-name="P2">4530232 Установка приборов указательных (манометров, <text:s/>термометров, <text:s/>указателей уровня, кранов воздушных)</text:p>
      <text:p text:style-name="P2">4530233 Установка газовых плит</text:p>
      <text:p text:style-name="P2">4530234 Установка газогорелочных устройств</text:p>
      <text:p text:style-name="P2">4530235 Установка регуляторов давления и редуцирования  </text:p>
      <text:p text:style-name="P2">4530239 Установка фильтров, скрубберов, циклонов  </text:p>
      <text:p text:style-name="P2">4530241 Установка калориферов и воздухонагревателей  <text:s/></text:p>
      <text:p text:style-name="P2">4530243 Монтаж вентиляторов и вентиляционных агрегатов</text:p>
      <text:p text:style-name="P2">4530244 Монтаж камер приточных орошения, обслуживания, <text:s/>выравнивания, рециркуляции</text:p>
      <text:p text:style-name="P2">4530245 Монтаж отопительных водогрейных и пароводогрейных котлов</text:p>
      <text:p text:style-name="P2">4530246 Монтаж отопительных чугунных секционных паровых котлов</text:p>
      <text:p text:style-name="P2">4530247 Монтаж центробежных насосов с обвязкой  <text:s/></text:p>
      <text:p text:style-name="P2">4530271 Прокладка электропроводки в квартирах жилых домов  </text:p>
      <text:p text:style-name="P2">4530272 Прокладка распределительных сетей в подвалах, на чердаках, <text:s/>лестничных клетках  </text:p>
      <text:p text:style-name="P2">4530274 Прокладка кабелей, закрепляемых на тросе или скобами</text:p>
      <text:p text:style-name="P4"><text:span text:style-name="T2">45</text:span>30275 Затягивание и прокладка проводов</text:p>
      <text:p text:style-name="P4"><text:span text:style-name="T2">4530276</text:span> Монтаж вводно - распределительного устройства</text:p>
      <text:p text:style-name="P4"><text:span text:style-name="T2">4530277</text:span> Монтаж стояков в готовых каналах на  этажах  с  установкой <text:s/>щитков</text:p>
      <text:p text:style-name="P4">4<text:span text:style-name="T2">530278 Установка осветительных щитков</text:span></text:p>
      <text:p text:style-name="P2">4530279 Установка электрических плит  </text:p>
      <text:p text:style-name="P2">4530291 Подвеска  крепления фидеров на  промежуточных, <text:s/>угловых  и <text:s/>анкерных основах  <text:s/></text:p>
      <text:p text:style-name="P4"><text:span text:style-name="T2">4530295 Установка  <text:s/>молниеотвода, <text:s text:c="2"/>кабельной  <text:s/>площадки, <text:s text:c="2"/>люков, <text:s/>ступеней, контрольно  - <text:s/>разрывного  пункта  на  опорах  и <text:s/>кр</text:span>ышах зданий  <text:s/></text:p>
      <text:p text:style-name="P2"><text:soft-page-break/>4530451 Прокладка  трубопроводов  из  стальных  труб, <text:s/>со  сваркой <text:s/>стыков и установкой отводов  </text:p>
      <text:p text:style-name="P2">4530452 Прокладка трубопроводов из  стальных  труб  с  фланцами  и <text:s/>сварными стыками из готовых узлов и деталей  <text:s/></text:p>
      <text:p text:style-name="P2">4530455 Прокладка трубопроводов из алюминиевых труб</text:p>
      <text:p text:style-name="P2">4530456 Прокладка трубопроводов из листового алюминия</text:p>
      <text:p text:style-name="P2">4530457 Прокладка трубопроводов из медных, латунных труб</text:p>
      <text:p text:style-name="P2">4530458 Прокладка трубопроводов из чугунных фланцевых труб</text:p>
      <text:p text:style-name="P2">4530459 Прокладка трубопроводов из свинцовых труб</text:p>
      <text:p text:style-name="P2">4530461 Прокладка трубопроводов из листового свинца  </text:p>
      <text:p text:style-name="P2">4530463 Прокладка трубопроводов из стеклянных труб</text:p>
      <text:p text:style-name="P2">4530464 Прокладка трубопроводов из пластмассовых труб</text:p>
      <text:p text:style-name="P4"><text:span text:style-name="T2">453</text:span>0465 Установка  при  прокладке трубопроводов фильтров, водо- и <text:s/>маслоотделителей, компенсаторов, устройств перепускных</text:p>
      <text:p text:style-name="P4"><text:span text:style-name="T2">4530466</text:span> Установка запорной арматуры</text:p>
      <text:p text:style-name="P4"><text:span text:style-name="T2">4530467</text:span> Установка  <text:s/>закладных  <text:s/>и  <text:s/>отборных  <text:s/>устройств  <text:s text:c="2"/>систем <text:s/>автоматизации, установок  <text:s text:c="2"/>пожаротушения, <text:s/>оборудования <text:s/>систем густой смазки</text:p>
      <text:p text:style-name="P4">4530468 Заполнение емкостей пенообразователем</text:p>
      <text:p text:style-name="P2">4530469 Врезка  и  присоединение  <text:s/>трубопроводов в действующие <text:s/>магистрали  <text:s/></text:p>
      <text:p text:style-name="P2">4530634 Монтаж короткозамыкателей, <text:s/>разъединителей, <text:s/>выключателей, <text:s/>разрядников на напряжение до 750 кВ  </text:p>
      <text:p text:style-name="P2">4530637 Монтаж  рубильников, <text:s/>выключателей, <text:s/>автоматов  воздушных, <text:s/>аппаратов штепсельных</text:p>
      <text:p text:style-name="P2">4530638 Монтаж  щитков распределительных и осветительных, <text:s/>коробок <text:s/>клеммных и ответвителей</text:p>
      <text:p text:style-name="P2">4530639 Монтаж щитов однорядных и двухрядных  </text:p>
      <text:p text:style-name="P2">4530641 Монтаж шкафов, пультов, стеллажей и вводно – распределительных устройств </text:p>
      <text:p text:style-name="P2">4530642 Монтаж аппаратуры пускорегулирующей и направляющей</text:p>
      <text:p text:style-name="P4"><text:span text:style-name="T2">45306</text:span>43 Установка аккумуляторов, щелочных батарей с зарядкой</text:p>
      <text:p text:style-name="P2">4530644 Установка электронагревательных приборов</text:p>
      <text:p text:style-name="P2">4530645 Установка электрических приборов</text:p>
      <text:p text:style-name="P2">4530646 Установка изоляторов  <text:s/></text:p>
      <text:p text:style-name="P2">4530651 Установка заземлителей  </text:p>
      <text:p text:style-name="P2"> 4530658 Прокладка внутренней электропроводки </text:p>
      <text:p text:style-name="P7">28. <text:s/>Работы по монтажу наружных инженерных сетей и коммуникаций <text:s/></text:p>
      <text:p text:style-name="P4"><text:span text:style-name="T2">4530111</text:span> Устройство  водопроводных, <text:s/>канализационных  и водосточных <text:s/>колодцев</text:p>
      <text:p text:style-name="P4"><text:span text:style-name="T2">4530112</text:span> Устройство  телефонных  колодцев  и  коробок с устройством <text:span text:style-name="T2"><text:s/>вставок, установкой люков и кронштейнов</text:span></text:p>
      <text:p text:style-name="P2">4530113 Устройство  водопроводных  колодцев, <text:s/>оголовков, <text:s/>гасителя <text:s/>водосбора</text:p>
      <text:p text:style-name="P2">4530114 Устройство  фундаментов  и  гравийно - щебеночных площадок</text:p>
      <text:p text:style-name="P2"><text:s text:c="2"/>под узлы задвижек и кранов</text:p>
      <text:p text:style-name="P2">4530115 Устройство дренажных воронок и лотков в отсосах насыпей</text:p>
      <text:p text:style-name="P2">4530116 Устройство каналов  навозоудаления, <text:s/>кабельных  желобов  и <text:s/>лотков</text:p>
      <text:p text:style-name="P4"><text:span text:style-name="T2">4530117 Ук</text:span>ладка водосборных лотков из сборного железобетона</text:p>
      <text:p text:style-name="P2">4530118 Укрепление  <text:s/>площадки  <text:s/>за  <text:s/>шпорами  <text:s/>гасителя  <text:s/>сборными <text:s/>железобетонными плитами</text:p>
      <text:p text:style-name="P2">4530121 Устройство основания и якорей деревянных под радиомачты</text:p>
      <text:p text:style-name="P2">4530122 Устройство основания и якорей  бетонных  и  железобетонных <text:s/>под радиомачты</text:p>
      <text:p text:style-name="P2">4530123 Устройство комплексов оснований и якорей для мачт</text:p>
      <text:p text:style-name="P2">4530124 Устройство  блочных или  свайных  фундаментов под стальные <text:s/>опоры контактной сети</text:p>
      <text:p text:style-name="P2">4530125 Установка  опор  ЛЭП  35-750  кВ  фидерных  линий  и линий <text:s/>автоблокировки деревянных</text:p>
      <text:p text:style-name="P2">4530126 Установка  опор  ЛЭП  35-750  кВ  фидерных  линий  и линий <text:s/>автоблокировки железобетонных</text:p>
      <text:p text:style-name="P2"><text:soft-page-break/>4530127 Установка  опор  ЛЭП  35-750  кВ  радиомачт  и  радиобашен <text:s/>стальных</text:p>
      <text:p text:style-name="P2">4530128 Установка  <text:s/>опор  <text:s/>ЛЭП  <text:s/>0,4-35  <text:s/>кВ  <text:s/>контактной  сети  и <text:s/>промышленного электротранспорта, <text:s text:c="2"/>линий  <text:s/>связи  <text:s/>и <text:s/>радиофикации деревянных</text:p>
      <text:p text:style-name="P4"><text:span text:style-name="T2">4530129 Установка  опор  ЛЭП  <text:s/>0,4-35  <text:s/>кВ  <text:s/>контактной  <text:s/>сети  <text:s/>и <text:s/>промышленного электротранспорта, <text:s text:c="2"/>линий  <text:s/>связи  <text:s/>и <text:s/>радиоф</text:span>икации железобетонных</text:p>
      <text:p text:style-name="P2">4530131 Установка опор фидерных линий из асбестоцементных труб</text:p>
      <text:p text:style-name="P2">4530132 Установка к опорам железобетонных плит, <text:s/>ригелей и анкеров <text:s/>с оттяжками, приставок</text:p>
      <text:p text:style-name="P2">4530133 Установка  и  <text:s/>крепление  <text:s/>на  <text:s/>опорах  <text:s/>линий  <text:s/>связи  <text:s/>и <text:s/>радиотрансляционных сетей деревянных или стальных траверс</text:p>
      <text:p text:style-name="P2">4530134 Установка к опорам оттяжек и подкосов металлических</text:p>
      <text:p text:style-name="P2">4530135 Установка к опорам подкосов и приставок деревянных</text:p>
      <text:p text:style-name="P2">4530136 Установка жестких поперечен, <text:s/>мостиков и люлек смотровых с <text:s/>поперечинами</text:p>
      <text:p text:style-name="P2">4530137 Установка радиомачт деревянных</text:p>
      <text:p text:style-name="P2">4530138 Установка радиомачт железобетонных</text:p>
      <text:p text:style-name="P2">4530139 Установка радиомачт из асбестоцементных труб</text:p>
      <text:p text:style-name="P2">4530141 Устройство  оснований  и  опорных  конструкций комплектных <text:s/>подстанций</text:p>
      <text:p text:style-name="P4"><text:span text:style-name="T2">4530142 Установка  стальных  опор  контактной сети и промышленного <text:s/>Элект</text:span>ротранспорта  <text:s/></text:p>
      <text:p text:style-name="P2">4530151 Подвеска проводов линий электропередач и контактных линий</text:p>
      <text:p text:style-name="P2">4530152 Подвеска грозозащитных тросов</text:p>
      <text:p text:style-name="P2">4530153 Укладка кабелей в подводные траншеи</text:p>
      <text:p text:style-name="P2">4530154 Установка на опорах ВЛ  <text:s/>и  конструкций  распределительных <text:s/>устройств разъединителей, разрядников, выключателей</text:p>
      <text:p text:style-name="P2">4530155 Установка контрольно - измерительной  колонки  и  катодной <text:s/>станции</text:p>
      <text:p text:style-name="P2">4530156 Установка  деталей  грозозащиты  лучевого  <text:s/>и  <text:s/>контурного <text:s/>заземления  <text:s/></text:p>
      <text:p text:style-name="P2">4530158 Устройство площадок  для  установки  сигнальных  точек  на <text:s/>насыпях с укреплением срубами и железобетонными плитами</text:p>
      <text:p text:style-name="P2">4530159 Устройство заземления деревянных опор и  типового  контура <text:s/>заземления  </text:p>
      <text:p text:style-name="P2">4530173 Укладка трубопроводов из железобетонных напорных труб  </text:p>
      <text:p text:style-name="P2">4530175 Укладка трубопроводов из асбестоцементных напорных труб</text:p>
      <text:p text:style-name="P2">4530176 Укладка трубопроводов из чугунных напорных труб</text:p>
      <text:p text:style-name="P2">4530177 Укладка  <text:s/>трубопроводов  из  стальных  труб  с  установкой <text:s/>гидравлических затворов, байпасов, свечей  </text:p>
      <text:p text:style-name="P4"><text:span text:style-name="T2">4530179 Укл</text:span>адка  <text:s text:c="2"/>бесканальная  <text:s text:c="2"/>стальных  <text:s text:c="2"/>трубопроводов   с <text:span text:style-name="T2"><text:s/>антикоррозийной, армопекобетонной  и  битумно - перлитовой <text:s/>изоляцией</text:span></text:p>
      <text:p text:style-name="P2">4530181 Укладка бесканальная трубопроводов из полиэтиленовых труб  </text:p>
      <text:p text:style-name="P2">4530186 Врезка штуцеров и тройников в действующие сети, отключение <text:s/>и заглушка газопроводов</text:p>
      <text:p text:style-name="P2">4530187 Испытание трубопроводов на  прочность  и  герметичность  с <text:s/>промывкой и установкой сальников</text:p>
      <text:p text:style-name="P2">4530188 Подвешивание подземных коммуникаций при пересечении  их  с <text:s/>магистралью</text:p>
      <text:p text:style-name="P2">4530191 Прокладка трубопроводов из пластмассовых труб</text:p>
      <text:p text:style-name="P2">4530192 Прокладка трубопроводов из чугунных канализационных труб</text:p>
      <text:p text:style-name="P2">4530193 Прокладка трубопроводов из чугунных напорных труб</text:p>
      <text:p text:style-name="P2">4530194 Прокладка трубопроводов из стальных труб</text:p>
      <text:p text:style-name="P2">4530195 Испытание гидравлическое и пневматическое трубопроводов  </text:p>
      <text:p text:style-name="P2">4530202 Установка  <text:s/>клапанов  <text:s/>предохранительных, <text:s/>приемных, <text:s/>редукционных</text:p>
      <text:p text:style-name="P2">4530203 Установка  задвижек  и обратных клапанов на наружных сетях <text:s/>водопроводов, теплофикации, газоснабжения</text:p>
      <text:p text:style-name="P2">4530204 Сборка и установка узлов задвижек и кранов линейных</text:p>
      <text:p text:style-name="P2">4530221 Установка водомерных узлов</text:p>
      <text:p text:style-name="P2">4530222 Установка  <text:s/>пожарных  <text:s/>гидрантов, <text:s/>водоразборных  колонок,</text:p>
      <text:p text:style-name="P2"><text:s text:c="2"/>путевых кранов, вантузов</text:p>
      <text:p text:style-name="P2">4530223 Установка баков и сборников конденсата  </text:p>
      <text:p text:style-name="P2">4530225 Установка водоподогревателей скоростных и емкостных</text:p>
      <text:p text:style-name="P4"><text:span text:style-name="T2">4530226 Установка  гребенок  паро- <text:s/>и  <text:s/>водораспределительных  <text:s/>из <text:s/>стальных </text:span>труб</text:p>
      <text:p text:style-name="P4"><text:soft-page-break/>4<text:span text:style-name="T2">530227 Установка грязевиков и фильтров</text:span></text:p>
      <text:p text:style-name="P2">4530228 Установка компенсаторов</text:p>
      <text:p text:style-name="P2">4530229 Установка  <text:s/>воздухосборников  <text:s/>из  <text:s text:c="2"/>стальных  <text:s text:c="2"/>труб  <text:s text:c="2"/>и  воздухоотводчиков и гидравлических затворов</text:p>
      <text:p text:style-name="P2">4530231 Установка элеваторных узлов</text:p>
      <text:p text:style-name="P2">4530232 Установка приборов указательных (манометров, <text:s/>термометров, <text:s/>указателей уровня, кранов воздушных) <text:s/></text:p>
      <text:p text:style-name="P4">4<text:span text:style-name="T2">530234 Установка газогорелочных устройств</text:span></text:p>
      <text:p text:style-name="P4">4530235 <text:span text:style-name="T2">Установка</text:span> регуляторов давления и редуцирования</text:p>
      <text:p text:style-name="P2">4530236 Установка диафрагм камерных</text:p>
      <text:p text:style-name="P2">4530237 Установка баллонов сжиженного газа</text:p>
      <text:p text:style-name="P2">4530238 Установка лебедок фонарных</text:p>
      <text:p text:style-name="P2">4530239 Установка фильтров, скрубберов, циклонов  </text:p>
      <text:p text:style-name="P4">4530247 <text:span text:style-name="T2">Монтаж</text:span> центробежных насосов с обвязкой  <text:s/></text:p>
      <text:p text:style-name="P2">4530248 Установка водосточных и водосливных воронок  <text:s/></text:p>
      <text:p text:style-name="P2">4530274 Прокладка кабелей, закрепляемых на тросе или скобами</text:p>
      <text:p text:style-name="P2">4530275 Затягивание и прокладка проводов</text:p>
      <text:p text:style-name="P2">4530276 Монтаж вводно - распределительного устройства  </text:p>
      <text:p text:style-name="P2">4530283 Установка трансформаторов понизительных  </text:p>
      <text:p text:style-name="P4"><text:span text:style-name="T2">4530291 Подвеска  крепления фидеров на  промежуточных, <text:s/>угловых  и</text:span> <text:s/>анкерных основах</text:p>
      <text:p text:style-name="P2">4530292 Подвеска  проводов на столбовых и стоечных линиях связи  и <text:s/>радиофикации  </text:p>
      <text:p text:style-name="P2">4530451 Прокладка  трубопроводов  из  стальных  труб, <text:s/>со  сваркой <text:s/>стыков и установкой отводов</text:p>
      <text:p text:style-name="P2">4530452 Прокладка трубопроводов из  стальных  труб  с  фланцами  и <text:s/>сварными стыками из готовых узлов и деталей</text:p>
      <text:p text:style-name="P2">4530453 Прокладка  <text:s/>трубопроводов  <text:s/>из  <text:s/>водогазопроводных  <text:s/>труб, <text:s/>аммиачных и  рассольных  батарей, <text:s/>систем  густой  смазки,  систем автоматизации</text:p>
      <text:p text:style-name="P4"><text:span text:style-name="T2">4530454 Проклад</text:span>ка  трубопроводов  из стальных труб в стволах шахт,<text:span text:style-name="T6"> <text:s/>водоотливных установок, <text:s/>в  <text:s/>камерах  <text:s/>гидроподъема,</text:span> <text:span text:style-name="T2"><text:s/>пульпоперекачивающих станций</text:span></text:p>
      <text:p text:style-name="P2">4530455 Прокладка трубопроводов из алюминиевых труб</text:p>
      <text:p text:style-name="P2">4530456 Прокладка трубопроводов из листового алюминия</text:p>
      <text:p text:style-name="P2">4530457 Прокладка трубопроводов из медных, латунных труб</text:p>
      <text:p text:style-name="P2">4530458 Прокладка трубопроводов из чугунных фланцевых труб</text:p>
      <text:p text:style-name="P2">4530459 Прокладка трубопроводов из свинцовых труб</text:p>
      <text:p text:style-name="P2">4530461 Прокладка трубопроводов из листового свинца</text:p>
      <text:p text:style-name="P2">4530462 Прокладка трубопроводов из керамических и фарфоровых труб</text:p>
      <text:p text:style-name="P2">4530463 Прокладка трубопроводов из стеклянных труб</text:p>
      <text:p text:style-name="P2">4530464 Прокладка трубопроводов из пластмассовых труб</text:p>
      <text:p text:style-name="P2">4530465 Установка  при  прокладке трубопроводов фильтров, <text:s/>водо- и <text:s/>маслоотделителей, компенсаторов, устройств перепускных</text:p>
      <text:p text:style-name="P2">4530466 Установка запорной арматуры</text:p>
      <text:p text:style-name="P2">4530467 Установка  <text:s/>закладных  <text:s/>и  <text:s/>отборных  <text:s/>устройств  <text:s text:c="2"/>систем <text:s/>автоматизации, установок  <text:s text:c="2"/>пожаротушения, <text:s/>оборудования <text:s/>систем густой смазки</text:p>
      <text:p text:style-name="P4"><text:span text:style-name="T2">4530468 Запол</text:span>нение емкостей пенообразователем</text:p>
      <text:p text:style-name="P4">4<text:span text:style-name="T2">530469 Врезка  и  присоединение  <text:s/>трубопроводов  <text:s/>в  <text:s/>действующие <text:s/>магистрали </text:span></text:p>
      <text:p text:style-name="P9"> 29. <text:s/>Работы по монтажу технологического оборудования </text:p>
      <text:p text:style-name="P4"><text:span text:style-name="T2">4530300</text:span> Монтаж оборудования тепловых электростанций </text:p>
      <text:p text:style-name="P2">4530301 Монтаж теплосилового оборудования</text:p>
      <text:p text:style-name="P2">4530302 Монтаж элементов паровых, водогрейных котлов</text:p>
      <text:p text:style-name="P2">4530303 Монтаж установок для водоочистки и водоподготовки</text:p>
      <text:p text:style-name="P2">4530304 Монтаж агрегатов паротурбинных и газотурбинных</text:p>
      <text:p text:style-name="P2">4530305 Монтаж дизелей стационарных и дизель - генераторов </text:p>
      <text:p text:style-name="P2">4530310 Монтаж оборудования атомных электрических станций </text:p>
      <text:p text:style-name="P4"><text:span text:style-name="T2">4530320 Монтаж  <text:s/>оборудования  <text:s/>гидроэлектрических  <text:s text:c="2"/>станций  <text:s text:c="2"/>и <text:s/>гид</text:span>ротехнических сооружений</text:p>
      <text:p text:style-name="P2"><text:s/>4530321 Монтаж гидравлических турбин</text:p>
      <text:p text:style-name="P2"><text:soft-page-break/>4530322 Монтаж генераторов для гидроэлектростанций</text:p>
      <text:p text:style-name="P2">4530323 Монтаж маслонапорных установок</text:p>
      <text:p text:style-name="P2">4530324 Монтаж оборудования гидротехнических сооружений прочего</text:p>
      <text:p text:style-name="P2">4530325 Монтаж  <text:s/>металлических  <text:s/>конструкций  спиральных  камер  и <text:s/>облицовки гидротурбин</text:p>
      <text:p text:style-name="P2">4530326 Монтаж механизмов подъемных, <text:s/>тяговых очистных, затворов и <text:s/>шлюзных ворот </text:p>
      <text:p text:style-name="P2">4530330 Монтаж  оборудования  предприятий  угольной  <text:s/>и  <text:s/>торфяной <text:s/>промышленности </text:p>
      <text:p text:style-name="P2">4530331 Монтаж  оборудования  для  механизации  подготовительных и <text:s/>очистных работ и горнопроходческого</text:p>
      <text:p text:style-name="P4"><text:span text:style-name="T2">4530332</text:span> Монтаж оборудования подземного транспорта</text:p>
      <text:p text:style-name="P4">45<text:span text:style-name="T2">30333 Монтаж оборудования для открытых горных разработок</text:span></text:p>
      <text:p text:style-name="P2">4530334 Монтаж оборудования торфяного </text:p>
      <text:p text:style-name="P2">4530340 Монтаж  <text:s/>дробильно  <text:s/>- <text:s text:c="2"/>размольного  <text:s/>обогатительного  <text:s/>и <text:s/>агломерационного оборудования </text:p>
      <text:p text:style-name="P2">4530341 Монтаж оборудования дробильно - размольного</text:p>
      <text:p text:style-name="P2">4530342 Монтаж оборудования для сортировки и обогащения</text:p>
      <text:p text:style-name="P4"><text:span text:style-name="T2">45303</text:span>43 Монтаж оборудования агломерационного </text:p>
      <text:p text:style-name="P2">4530350 Монтаж  <text:s text:c="2"/>оборудования  <text:s text:c="2"/>предприятий  <text:s/>химической  <text:s/>и <text:s/>нефтеперерабатывающей промышленности </text:p>
      <text:p text:style-name="P2">4530351 Монтаж оборудования общего назначения</text:p>
      <text:p text:style-name="P2">4530352 Монтаж оборудования  предприятий  по  производству  азота, <text:s/>аммиака, кислот, солей, минеральных удобрений</text:p>
      <text:p text:style-name="P2">4530353 Монтаж  <text:s/>оборудования  <text:s/>предприятий  <text:s/>промышленности <text:s/>синтетического каучука и синтетического спирта</text:p>
      <text:p text:style-name="P2">4530354 Монтаж  <text:s/>оборудования  <text:s/>предприятий  <text:s/>промышленности <text:s/>пластических масс, химических волокон</text:p>
      <text:p text:style-name="P2">4530355 Монтаж  <text:s/>оборудования  <text:s/>предприятий  <text:s text:c="2"/>лакокрасочной <text:s/>промышленности</text:p>
      <text:p text:style-name="P2">4530356 Монтаж  оборудования  предприятий <text:s/> горно  <text:s/>- <text:s text:c="2"/>химической <text:s/>промышленности, автоматического пожаротушения</text:p>
      <text:p text:style-name="P2">4530357 Монтаж оборудования предприятий кислородной промышленности</text:p>
      <text:p text:style-name="P2">4530358 Монтаж оборудования лесохимической промышленности </text:p>
      <text:p text:style-name="P2">4530370 Монтаж оборудования предприятий черной металлургии </text:p>
      <text:p text:style-name="P2">4530371 Монтаж оборудования коксового производства основного</text:p>
      <text:p text:style-name="P2">4530372 Монтаж оборудования доменного производства основного</text:p>
      <text:p text:style-name="P2">4530373 Монтаж оборудования сталеплавильного производства</text:p>
      <text:p text:style-name="P4"><text:span text:style-name="T2">453037</text:span>4 Монтаж машин непрерывного литья, <text:s/>испытательных, канатных,<text:span text:style-name="T2"> <text:s/>сеточных, аппаратов размоточно - намоточных</text:span></text:p>
      <text:p text:style-name="P2">4530375 Монтаж оборудования метизного производства основного</text:p>
      <text:p text:style-name="P2">4530376 Монтаж оборудования труболитейного производства</text:p>
      <text:p text:style-name="P2">4530377 Монтаж оборудования ферросплавного производства</text:p>
      <text:p text:style-name="P2">4530378 Монтаж  <text:s/>вспомогательного  <text:s text:c="2"/>оборудования  <text:s/>коксового, <text:s/>доменного, метизного  <text:s/>производства  <text:s/>(затворы, <text:s text:c="2"/>клапаны, <text:s/>муфты, шиберы)</text:p>
      <text:p text:style-name="P2">4530379 Монтаж универсальных разрывных машин </text:p>
      <text:p text:style-name="P2">4530380 Монтаж оборудования предприятий цветной металлургии </text:p>
      <text:p text:style-name="P2">4530381 Монтаж оборудования общего назначения</text:p>
      <text:p text:style-name="P2">4530382 Монтаж оборудования для извлечения цветных металлов</text:p>
      <text:p text:style-name="P2">4530383 Монтаж оборудования магниевых цехов</text:p>
      <text:p text:style-name="P2">4530384 Монтаж оборудования для обработки цветных металлов </text:p>
      <text:p text:style-name="P2">4530390 Монтаж оборудования прокатных производств </text:p>
      <text:p text:style-name="P2">4530391 Монтаж прокатных станков</text:p>
      <text:p text:style-name="P2">4530392 Монтаж трубопрокатного и трубосварочного оборудования</text:p>
      <text:p text:style-name="P4"><text:span text:style-name="T2">453039</text:span>3 Монтаж  <text:s/>станций  <text:s/>и  <text:s/>систем  <text:s/>густой  и  жидкой  смазок, <text:span text:style-name="T2"><text:s/>маслоочистительных машин</text:span></text:p>
      <text:p text:style-name="P2">4530394 Монтаж подшипников жидкостного трения </text:p>
      <text:p text:style-name="P2">4530400 Монтаж металлообрабатывающего оборудования </text:p>
      <text:p text:style-name="P2"><text:soft-page-break/>4530401 Монтаж металлорежущих станков</text:p>
      <text:p text:style-name="P2">4530402 Монтаж автоматических линий по металлообработке</text:p>
      <text:p text:style-name="P2">4530403 Монтаж прессов</text:p>
      <text:p text:style-name="P2">4530404 Монтаж литейного оборудования </text:p>
      <text:p text:style-name="P2">4530410 Монтаж деревообрабатывающего оборудования </text:p>
      <text:p text:style-name="P2">4530411 Монтаж оборудования лесопильного производства</text:p>
      <text:p text:style-name="P4"><text:span text:style-name="T2">4530412 Монтаж  <text:s/>оборудования  деревообрабатывающего  и  фанерного <text:s/>про</text:span>изводства</text:p>
      <text:p text:style-name="P2">4530413 Монтаж оборудования клеильно - сборочного</text:p>
      <text:p text:style-name="P2">4530414 Монтаж оборудования для производства спичек</text:p>
      <text:p text:style-name="P2">4530415 Монтаж оборудования бондарно - тарного производства</text:p>
      <text:p text:style-name="P2">4530416 Монтаж  оборудования  линий  по  изготовлению  оконных  <text:s/>и <text:s/>дверных блоков и отделке мебели </text:p>
      <text:p text:style-name="P2">4530420 Монтаж подъемно - транспортного оборудования </text:p>
      <text:p text:style-name="P2">4530421 Монтаж грузоподъемных кранов</text:p>
      <text:p text:style-name="P2">4530422 Монтаж  конвейеров, <text:s/>ленточных, <text:s/>тележечных, рольгангов, <text:s/>транспортеров, норий, элеваторов</text:p>
      <text:p text:style-name="P2">4530423 Монтаж узлов подъемно - транспортного оборудования</text:p>
      <text:p text:style-name="P2">4530424 Монтаж стеллажей</text:p>
      <text:p text:style-name="P2">4530425 Монтаж цепей, переходных секций, канатов</text:p>
      <text:p text:style-name="P2">4530426 Монтаж оборудования подвесных канатных дорог с испытаниями</text:p>
      <text:p text:style-name="P2">4530427 Монтаж предохранительных сетчатых ограждений</text:p>
      <text:p text:style-name="P2">4530428 Монтаж  <text:s text:c="2"/>лифтов, <text:s text:c="2"/>подъемных  <text:s/>площадок, <text:s text:c="2"/>плоскочашечных <text:s/>подъемников, шахтных клетей, <text:s/>загрузочных  и  разгрузочных <text:s/>устройств</text:p>
      <text:p text:style-name="P2">4530429 Монтаж лебедок и машин подъемных и тяговых</text:p>
      <text:p text:style-name="P4"><text:span text:style-name="T2">4530431 Монтаж  <text:s text:c="2"/>оборудования  <text:s text:c="2"/>узкоколейного  <text:s/>железнодорожного <text:s/>тр</text:span>анспорта </text:p>
      <text:p text:style-name="P2">4530440 Монтаж технологических металлоконструкций </text:p>
      <text:p text:style-name="P2">4530441 Монтаж станин, рам, путей, приводов</text:p>
      <text:p text:style-name="P2">4530442 Монтаж канатов канатных подвесных дорог</text:p>
      <text:p text:style-name="P2">4530443 Монтаж опорных металлоконструкций</text:p>
      <text:p text:style-name="P2">4530444 Монтаж затворов, шлюзных ворот гидротехнических сооружений</text:p>
      <text:p text:style-name="P2">4530445 Монтаж опор, <text:s/>стоек, хомутов, рам, закладных элементов под <text:s/>оборудование</text:p>
      <text:p text:style-name="P2">4530446 Монтаж  желобов, <text:s/>коробов, <text:s/>кабельных  блоков, <text:s text:c="2"/>закладных  конструкций из прокатных профилей</text:p>
      <text:p text:style-name="P2">4530447 Монтаж  <text:s/>технологических  <text:s/>металлоконструкций  <text:s/>доменного, <text:s/>сталеплавильного производства и в шахтных забоях</text:p>
      <text:p text:style-name="P2">4530448 Монтаж трубопроводов пневмотранспорта из листовой стали </text:p>
      <text:p text:style-name="P4"><text:span text:style-name="T2">4530450 </text:span>Монтаж технологических трубопроводов<text:span text:style-name="T2"> </text:span></text:p>
      <text:p text:style-name="P2">4530451 Прокладка  трубопроводов  из  стальных  труб, <text:s/>со  сваркой <text:s/>стыков и установкой отводов</text:p>
      <text:p text:style-name="P2">4530452 Прокладка трубопроводов из  стальных  труб  с  фланцами  и <text:s/>сварными стыками из готовых узлов и деталей</text:p>
      <text:p text:style-name="P2">4530453 Прокладка  <text:s/>трубопроводов  <text:s/>из  <text:s/>водогазопроводных  <text:s/>труб, <text:s/>аммиачных и  рассольных  батарей, <text:s/>систем  густой  смазки, <text:s/>систем автоматизации</text:p>
      <text:p text:style-name="P2">4530454 Прокладка  трубопроводов  из стальных труб в стволах шахт, <text:s/>водоотливных установок, <text:s/>в  <text:s/>камерах  <text:s/>гидроподъема, <text:s/>пульпоперекачивающих станций</text:p>
      <text:p text:style-name="P2">4530455 Прокладка трубопроводов из алюминиевых труб</text:p>
      <text:p text:style-name="P2">4530456 Прокладка трубопроводов из листового алюминия</text:p>
      <text:p text:style-name="P2">4530457 Прокладка трубопроводов из медных, латунных труб</text:p>
      <text:p text:style-name="P2">4530458 Прокладка трубопроводов из чугунных фланцевых труб</text:p>
      <text:p text:style-name="P2">4530459 Прокладка трубопроводов из свинцовых труб</text:p>
      <text:p text:style-name="P2">4530461 Прокладка трубопроводов из листового свинца</text:p>
      <text:p text:style-name="P2">4530462 Прокладка трубопроводов из керамических и фарфоровых труб</text:p>
      <text:p text:style-name="P4"><text:span text:style-name="T2">4530463 </text:span>Прокладка трубопроводов из стеклянных труб</text:p>
      <text:p text:style-name="P2">4530464 Прокладка трубопроводов из пластмассовых труб</text:p>
      <text:p text:style-name="P2">4530465 Установка  при  прокладке трубопроводов фильтров, <text:s/>водо- и</text:p>
      <text:p text:style-name="P2"><text:s text:c="2"/>маслоотделителей, компенсаторов, устройств перепускных</text:p>
      <text:p text:style-name="P2"><text:soft-page-break/>4530466 Установка запорной арматуры</text:p>
      <text:p text:style-name="P2">4530467 Установка  <text:s/>закладных  <text:s/>и  <text:s/>отборных   устройств  <text:s text:c="2"/>систем <text:s/>автоматизации, установок  <text:s text:c="2"/>пожаротушения, <text:s/>оборудования <text:s/>систем густой смазки</text:p>
      <text:p text:style-name="P2">4530468 Заполнение емкостей пенообразователем</text:p>
      <text:p text:style-name="P2">4530469 Врезка  и  присоединение  <text:s/>трубопроводов  <text:s/>в  <text:s/>действующие <text:s/>магистрали</text:p>
      <text:p text:style-name="P4"><text:span text:style-name="T2">4530470</text:span> Монтаж  <text:s/>оборудования  <text:s/>предприятий  <text:s/>промышленности <text:span text:style-name="T2"><text:s/>строительных материалов </text:span></text:p>
      <text:p text:style-name="P2">4530471 Монтаж оборудования смесительного и раздаточного</text:p>
      <text:p text:style-name="P2">4530472 Монтаж оборудования подъемно - транспортного</text:p>
      <text:p text:style-name="P2">4530473 Монтаж  оборудования  для  производства  цемента, <text:s text:c="2"/>легких <text:s/>заполнителей</text:p>
      <text:p text:style-name="P2">4530474 Монтаж  оборудования  для  производства  стекла, <text:s/>сортовой <text:s/>посуды и стекловолокна</text:p>
      <text:p text:style-name="P2">4530475 Монтаж  оборудования  для  производства  <text:s/>асбестоцементных <text:s/>изделий</text:p>
      <text:p text:style-name="P2">4530476 Монтаж оборудования для  производства  кирпича, <text:s/>черепицы, <text:s/>керамических изделий, шлакоблоков и грануляции шлаков</text:p>
      <text:p text:style-name="P2">4530477 Монтаж оборудования  для  производства  гипса  и  гипсовых <text:s/>изделий</text:p>
      <text:p text:style-name="P4"><text:span text:style-name="T2">4530478 Монтаж оборудования для добычи и  обработки  облицовочного <text:s/>к</text:span>амня</text:p>
      <text:p text:style-name="P2">4530479 Монтаж  <text:s/>оборудования  <text:s/>для  <text:s/>производства  <text:s text:c="2"/>отопительных <text:s/>санитарно - технических устройств</text:p>
      <text:p text:style-name="P2">4530481 Монтаж  оборудования  <text:s/>для  <text:s/>производства  <text:s/>железобетонных <text:s/>изделий и изделий из ячеистого бетона</text:p>
      <text:p text:style-name="P2">4530482 Монтаж  <text:s/>оборудования  <text:s/>для <text:s/> изготовления  <text:s/>каркасов  <text:s/>из <text:s/>арматурной стали</text:p>
      <text:p text:style-name="P2">4530483 Монтаж оборудования для производства извести</text:p>
      <text:p text:style-name="P2">4530484 Монтаж  оборудования для производств камышитовых  изделий,</text:p>
      <text:p text:style-name="P2"><text:s text:c="2"/>древесно - стружечных плит</text:p>
      <text:p text:style-name="P2">4530485 Монтаж  оборудования  для  обработки  слюды и производства <text:s/>асбеста </text:p>
      <text:p text:style-name="P2">4530490 Монтаж  оборудования  предприятий  целлюлозно  - <text:s/>бумажной <text:s/>промышленности </text:p>
      <text:p text:style-name="P2">4530491 Монтаж  оборудования  для  подготовки  древесного  сырья к <text:s/>переработке, для производства целлюлозы и полуцеллюлозы</text:p>
      <text:p text:style-name="P2">4530492 Монтаж  оборудования  для  производства  бумаги, <text:s/>картона, <text:s/>товарной целлюлозы и товарной древесной массы</text:p>
      <text:p text:style-name="P2">4530493 Монтаж  оборудования  для  переработки  бумаги и картона в <text:s/>изделия, для  <text:s text:c="2"/>резки, <text:s/>сортировки, <text:s/>упаковывания  <text:s/> и <text:s/>транспортировки бумаги, картона и целлюлозы </text:p>
      <text:p text:style-name="P2">4530500 Монтаж  <text:s/>оборудования  <text:s/>предприятий  <text:s text:c="2"/>полиграфической <text:s/>промышленности </text:p>
      <text:p text:style-name="P2">4530501 Монтаж оборудования  для  изготовления  форм  текстовых  и <text:s/>стереотипного</text:p>
      <text:p text:style-name="P2">4530502 Монтаж  <text:s text:c="2"/>оборудования  <text:s text:c="2"/>печатного, <text:s/>копировально  <text:s/>- <text:s/>множительного</text:p>
      <text:p text:style-name="P2">4530503 Монтаж  оборудования  брошюровочно  - <text:s/>переплетного, <text:s text:c="2"/>для <text:s/>изготовления и  отделки  картонажных  и  беловых  изделий, <text:s/>картонажного производства </text:p>
      <text:p text:style-name="P2">4530520 Монтаж оборудования сельскохозяйственных производств </text:p>
      <text:p text:style-name="P2">4530521 Монтаж оборудования сбора и хранения молока</text:p>
      <text:p text:style-name="P2">4530522 Монтаж  оборудования водоподъемного, <text:s/>водоподогревателей и <text:s/>поилок</text:p>
      <text:p text:style-name="P2">4530523 Монтаж оборудования кормоприготовления</text:p>
      <text:p text:style-name="P2">4530524 Монтаж оборудования стойлового для крупного рогатого скота <text:s/>и станочного для свиноматок</text:p>
      <text:p text:style-name="P2">4530525 Монтаж оборудования подъемно - транспортного</text:p>
      <text:p text:style-name="P2">4530526 Монтаж оборудования для выращивания и содержания птицы</text:p>
      <text:p text:style-name="P2">4530527 Монтаж оборудования стригального пункта и кролеферм</text:p>
      <text:p text:style-name="P2">4530528 Монтаж оборудования кормушек и транспортеров - раздатчиков <text:s/>кормов</text:p>
      <text:p text:style-name="P2">4530529 Монтаж оборудования навозоуборочного </text:p>
      <text:p text:style-name="P4"><text:span text:style-name="T2">4530530 Монтаж  <text:s/>оборудования  <text:s/>зернохранилищ  <text:s/>и  предприятий  по </text:span><text:s/>переработке зерна<text:span text:style-name="T2"> </text:span></text:p>
      <text:p text:style-name="P2">4530531 Монтаж оборудования для сушки и очистки зерна</text:p>
      <text:p text:style-name="P2">4530532 Монтаж оборудования для выработки муки и кукурузы</text:p>
      <text:p text:style-name="P2">4530533 Монтаж оборудования для выработки комбикормов</text:p>
      <text:p text:style-name="P2">4530534 Монтаж  <text:s text:c="2"/>оборудования  <text:s text:c="2"/>дозировочного, <text:s/>смесительного, <text:s/>зашивочного</text:p>
      <text:p text:style-name="P2"><text:soft-page-break/>4530535 Монтаж оборудования транспортного и распределительного</text:p>
      <text:p text:style-name="P2">4530536 Монтаж оборудования погрузочно - разгрузочного</text:p>
      <text:p text:style-name="P2">4530539 Монтаж оборудования прочего </text:p>
      <text:p text:style-name="P2">4530540 Монтаж  <text:s text:c="2"/>оборудования  <text:s text:c="2"/>предприятий  <text:s/>микробиологической <text:s/>промышленности </text:p>
      <text:p text:style-name="P2">4530550 Монтаж оборудования предприятий легкой промышленности </text:p>
      <text:p text:style-name="P2">4530551 Монтаж оборудования предприятий производства кож</text:p>
      <text:p text:style-name="P2">4530552 Монтаж оборудования дубильно - экстрактовой промышленности</text:p>
      <text:p text:style-name="P2">4530553 Монтаж оборудования обувной промышленности</text:p>
      <text:p text:style-name="P2">4530554 Монтаж  <text:s/>оборудования  <text:s/>для  производства  вспомогательных  деталей</text:p>
      <text:p text:style-name="P2">4530555 Монтаж оборудования вязального, текстильно - галантерейной <text:s/>промышленности</text:p>
      <text:p text:style-name="P2">4530556 Монтаж  оборудования  красильной  и отделочной трикотажной <text:s/>промышленности</text:p>
      <text:p text:style-name="P2">4530557 Монтаж оборудования меховой промышленности</text:p>
      <text:p text:style-name="P2">4530558 Монтаж оборудования швейного, влажно - тепловой обработки</text:p>
      <text:p text:style-name="P4"><text:span text:style-name="T2">4530559 Монтаж  <text:s/>оборудования  шорно  - <text:s/>седельного  производства, <text:s/>ко</text:span>жевенно - галантерейной промышленности</text:p>
      <text:p text:style-name="P2">4530561 Монтаж оборудования щетинно - щеточной промышленности</text:p>
      <text:p text:style-name="P2">4530562 Монтаж оборудования валяльно - войлочной промышленности</text:p>
      <text:p text:style-name="P2">4530563 Монтаж оборудования по переработке вторичного сырья</text:p>
      <text:p text:style-name="P2">4530564 Монтаж оборудования сушильного и для дезинфекции</text:p>
      <text:p text:style-name="P2">4530565 Установка столов настилочных, гладильных</text:p>
      <text:p text:style-name="P2">4530566 Монтаж оборудования для трикотажной промышленности </text:p>
      <text:p text:style-name="P2">4530570 Монтаж оборудования предприятий текстильной промышленности </text:p>
      <text:p text:style-name="P2">4530571 Монтаж оборудования ткацких производств</text:p>
      <text:p text:style-name="P2">4530572 Монтаж машин ровничных, <text:s/>прядильных, <text:s/>крутильных, <text:s/>джуто - <text:s/>кенафных производств</text:p>
      <text:p text:style-name="P2">4530573 Монтаж оборудования отделочных текстильных производств</text:p>
      <text:p text:style-name="P2">4530574 Монтаж  оборудования  хлопкоочистительных  заводов  и  <text:s/>по <text:s/>обработке коконного сырья </text:p>
      <text:p text:style-name="P2">4530580 Монтаж оборудования предприятий пищевой промышленности </text:p>
      <text:p text:style-name="P2">4530581 Монтаж оборудования хлебопекарной промышленности</text:p>
      <text:p text:style-name="P2">4530582 Монтаж оборудования сахарной промышленности</text:p>
      <text:p text:style-name="P2">4530583 Монтаж  <text:s text:c="2"/>оборудования  <text:s/>мясо- <text:s text:c="2"/>и  <text:s/>птицеперерабатывающей <text:s/>промышленности</text:p>
      <text:p text:style-name="P2">4530584 Монтаж оборудования предприятий рыбной промышленности</text:p>
      <text:p text:style-name="P2">4530585 Монтаж оборудования предприятий молочной промышленности</text:p>
      <text:p text:style-name="P2">4530586 Монтаж  <text:s text:c="2"/>оборудования  <text:s text:c="2"/>предприятий  <text:s/>масложировой <text:s/>промышленности</text:p>
      <text:p text:style-name="P4"><text:span text:style-name="T2">4530587 Монтаж  <text:s text:c="2"/>оборудования  <text:s text:c="2"/>предприятий  <text:s text:c="2"/>консервной, <text:s/>пти</text:span>цеконцентратной и овощесушильной промышленности</text:p>
      <text:p text:style-name="P2">4530588 Монтаж  оборудования предприятий макаронной, <text:s/>кондитерской <text:s/>промышленности</text:p>
      <text:p text:style-name="P2">4530589 Монтаж  оборудования  предприятий  дрожжевой, <text:s/>крахмало  - <text:s/>паточной, винодельческой, безалкогольной промышленности</text:p>
      <text:p text:style-name="P2">4530591 Монтаж оборудования предприятий табачных изделий и чая</text:p>
      <text:p text:style-name="P2">4530592 Монтаж оборудования предприятий торговли  и  общественного <text:s/>питания</text:p>
      <text:p text:style-name="P2">4530593 Монтаж оборудования производства жестяной тары </text:p>
      <text:p text:style-name="P2">4530600 Монтаж весового оборудования </text:p>
      <text:p text:style-name="P2">4530601 Монтаж весов транспортных, платформенных, элеваторных</text:p>
      <text:p text:style-name="P2">4530602 Монтаж весов для бестарного взвешивания сыпучих материалов <text:s/>и дозировочных</text:p>
      <text:p text:style-name="P2">4530603 Монтаж весов, применяемых в пищевой промышленности </text:p>
      <text:p text:style-name="P2">4530620 Монтаж  <text:s text:c="2"/>оборудования  <text:s text:c="2"/>предприятий  <text:s/>электротехнической <text:s/>промышленности </text:p>
      <text:p text:style-name="P2">4530621 Монтаж оборудования кабельного</text:p>
      <text:p text:style-name="P2">4530622 Монтаж оборудования для изготовления электрических машин</text:p>
      <text:p text:style-name="P2"><text:soft-page-break/>4530623 Монтаж оборудования для производства химических источников <text:s/>тока</text:p>
      <text:p text:style-name="P2">4530624 Монтаж оборудования для испытаний</text:p>
      <text:p text:style-name="P2">4530625 Монтаж оборудования для окраски изделий</text:p>
      <text:p text:style-name="P2">4530626 Монтаж оборудования электрокерамической  промышленности  и <text:s/>для производства электроизоляционных материалов</text:p>
      <text:p text:style-name="P2">4530627 Монтаж оборудования для производства источников света </text:p>
      <text:p text:style-name="P2">4530630 Монтаж  электротехнических установок </text:p>
      <text:p text:style-name="P2">4530631 Монтаж трансформаторов силовых и комплектов подстанций</text:p>
      <text:p text:style-name="P2">4530632 Монтаж маслоохладителей и теплообменников</text:p>
      <text:p text:style-name="P2">4530633 Монтаж реакторов и конденсаторов</text:p>
      <text:p text:style-name="P2">4530634 Монтаж короткозамыкателей, <text:s/>разъединителей, <text:s/>выключателей, <text:s/>разрядников на напряжение до 750 кВ</text:p>
      <text:p text:style-name="P2">4530635 Монтаж  трансформаторов тока и напряжения, <text:s/>понизительных, <text:s/>автотрансформаторов</text:p>
      <text:p text:style-name="P2">4530636 Монтаж  электрических  машин  и  <text:s/>агрегатов  с  установкой <text:s/>токоприемников</text:p>
      <text:p text:style-name="P2">4530637 Монтаж  рубильников, <text:s/>выключателей, <text:s/>автоматов  воздушных, <text:s/>аппаратов штепсельных</text:p>
      <text:p text:style-name="P2">4530638 Монтаж  щитков распределительных и осветительных, <text:s/>коробок <text:s/>клеммных и ответвителей</text:p>
      <text:p text:style-name="P2">4530639 Монтаж щитов однорядных и двухрядных</text:p>
      <text:p text:style-name="P4"><text:span text:style-name="T2">4530641 Монтаж  <text:s/>шкафов, <text:s text:c="2"/>пультов, <text:s text:c="2"/>стеллажей  <text:s/>и  <text:s text:c="2"/>вводно  - <text:s/></text:span>распределительных устройств</text:p>
      <text:p text:style-name="P4">4<text:span text:style-name="T2">530642 Монтаж аппаратуры пускорегулирующей и направляющей</text:span></text:p>
      <text:p text:style-name="P2">4530643 Установка аккумуляторов, щелочных батарей с зарядкой</text:p>
      <text:p text:style-name="P2">4530644 Установка электронагревательных приборов</text:p>
      <text:p text:style-name="P2">4530645 Установка электрических приборов</text:p>
      <text:p text:style-name="P2">4530646 Установка изоляторов</text:p>
      <text:p text:style-name="P2">4530647 Установка шинных  мостов, <text:s/> гибкой  <text:s/>ошиновки  <text:s/>и  пунктов <text:s/>секционирования</text:p>
      <text:p text:style-name="P2">4530648 Установка  <text:s text:c="2"/>оборудования  <text:s/>сетей  <text:s/>городского <text:s/>электрифицированного транспорта</text:p>
      <text:p text:style-name="P4"><text:span text:style-name="T2">45</text:span>30649 Установка  асбестоцементных  <text:s/>плит, <text:s text:c="2"/>досок  <text:s/>проходных  и<text:span text:style-name="T2"> <text:s/>разделительных</text:span></text:p>
      <text:p text:style-name="P2">4530651 Установка заземлителей</text:p>
      <text:p text:style-name="P2">4530652 Установка светильников</text:p>
      <text:p text:style-name="P2">4530653 Прокладка  <text:s/>шинопроводов, <text:s text:c="2"/>троллей, <text:s text:c="2"/>токопроводов, рельс <text:s/>контуров заземления</text:p>
      <text:p text:style-name="P2">4530654 Прокладка  <text:s/>шинопроводов  <text:s/>межкорпусной  <text:s/>и  магистральной <text:s/>ошиновки</text:p>
      <text:p text:style-name="P2">4530655 Прокладка контактных сетей промышленного, железнодорожного <text:s/>и городского транспорта</text:p>
      <text:p text:style-name="P2">4530656 Прокладка сетей наружного освещения</text:p>
      <text:p text:style-name="P2">4530657 Прокладка кабельных сетей с устройством муфт  и  разделкой концов</text:p>
      <text:p text:style-name="P2">4530658 Прокладка внутренней электропроводки</text:p>
      <text:p text:style-name="P2">4530659 Заливка  электрооборудования трансформаторным маслом с его сушкой</text:p>
      <text:p text:style-name="P2">4530661 Покрытие кабеля кирпичом или плитами с устройством постели</text:p>
      <text:p text:style-name="P2">4530662 Устройство сигнализации тросовой в шахтах</text:p>
      <text:p text:style-name="P4"><text:span text:style-name="T2">45306</text:span>63 Транспортировка  оборудования  при электрификации железных дорог </text:p>
      <text:p text:style-name="P4"><text:span text:style-name="T2">4530670</text:span> Монтаж компрессорных машин, насосов и вентиляторов </text:p>
      <text:p text:style-name="P4"><text:span text:style-name="T2">4530671</text:span> Монтаж компрессорных  агрегатов  и  детандеров  поршневых, <text:span text:style-name="T2">центробежных</text:span></text:p>
      <text:p text:style-name="P4"><text:span text:style-name="T2">4530672</text:span> Монтаж вентиляционного оборудования</text:p>
      <text:p text:style-name="P4"><text:span text:style-name="T2">4530673</text:span> Монтаж насосных агрегатов общего назначения </text:p>
      <text:p text:style-name="P4"><text:span text:style-name="T2">4530680</text:span> Монтаж электрических печей  </text:p>
      <text:p text:style-name="P4">4530681<text:span text:style-name="T2"> Монтаж электрических печей</text:span></text:p>
      <text:p text:style-name="P2">4530682 Монтаж вспомогательных установок </text:p>
      <text:p text:style-name="P4"><text:span text:style-name="T2">4530690 Монтаж оборудования предприятий по ремонту бытовых машин и</text:span><text:span text:style-name="T6"> <text:s/>приборов</text:span><text:span text:style-name="T2"> </text:span></text:p>
      <text:p text:style-name="P4"><text:span text:style-name="T2">4530691 Монтаж  <text:s/>машин  <text:s/>и  <text:s/>установок  <text:s/>для  стирки, <text:s/>глажения  и</text:span><text:span text:style-name="T6"> <text:s/>складирования белья</text:span></text:p>
      <text:p text:style-name="P4"><text:span text:style-name="T2">4530692 Монтаж  машин и установок для химической чистки и крашения</text:span><text:span text:style-name="T6"> <text:s/>одежды и ковров</text:span></text:p>
      <text:p text:style-name="P4"><text:soft-page-break/><text:span text:style-name="T2">4530693 Монтаж  машин  и  установок  для  предприятий  по  ремонту</text:span><text:span text:style-name="T6"> <text:s/>бытовых машин и приборов</text:span><text:span text:style-name="T2"> </text:span></text:p>
      <text:p text:style-name="P2">4530700 Монтаж оборудования для очистки газов </text:p>
      <text:p text:style-name="P4"><text:span text:style-name="T2">4530701 Монтаж  оборудования  для  электрической  и  <text:s/>механической</text:span><text:span text:style-name="T6"> <text:s/>очистки газов</text:span></text:p>
      <text:p text:style-name="P2">4530702 Выполнение сопутствующих работ при монтаже электрофильтров </text:p>
      <text:p text:style-name="P4"><text:span text:style-name="T2">4530720 Монтаж оборудования предприятий электронной промышленности</text:span><text:span text:style-name="T6">  и средств связи</text:span><text:span text:style-name="T2"> </text:span></text:p>
      <text:p text:style-name="P2">4530721 Монтаж оборудования вакуумного</text:p>
      <text:p text:style-name="P2">4530722 Монтаж оборудования термического</text:p>
      <text:p text:style-name="P2">4530723 Монтаж оборудования сварочного</text:p>
      <text:p text:style-name="P2">4530724 Монтаж оборудования механической обработки</text:p>
      <text:p text:style-name="P4"><text:span text:style-name="T2">4530725 Монтаж  <text:s text:c="2"/>оборудования  <text:s text:c="2"/>стекольного  <text:s text:c="2"/>и  <text:s/>керамического</text:span><text:span text:style-name="T6"> <text:s/>производства</text:span></text:p>
      <text:p text:style-name="P2">4530726 Монтаж оборудования химических процессов</text:p>
      <text:p text:style-name="P4"><text:span text:style-name="T2">4530727 Монтаж  оборудования  сборочного, <text:s/>общего  <text:s/>назначения  <text:s/>и</text:span><text:span text:style-name="T6"> <text:s/>испытательного</text:span></text:p>
      <text:p text:style-name="P2">4530728 Монтаж оборудования оптического и точной механики</text:p>
      <text:p text:style-name="P4"><text:span text:style-name="T2">4530729 Монтаж  оборудования  предприятий  промышленности  средств</text:span><text:span text:style-name="T6"> <text:s/>связи</text:span><text:span text:style-name="T2"> </text:span></text:p>
      <text:p text:style-name="P4"><text:span text:style-name="T2">4530730 Монтаж  <text:s/>оборудования  <text:s/>сигнализации, <text:s text:c="2"/>централизации  <text:s text:c="2"/>и</text:span><text:span text:style-name="T6"> <text:s/>блокировки на железнодорожном транспорте</text:span><text:span text:style-name="T2"> </text:span></text:p>
      <text:p text:style-name="P4"><text:span text:style-name="T2">4530731 Монтаж  оборудования электрожезловой системы и маршрутно -</text:span><text:span text:style-name="T6"> <text:s/>контрольных устройств, <text:s text:c="2"/>механической  <text:s/>централизации  <text:s text:c="2"/>и <text:s/>полуавтоматической блокировки</text:span></text:p>
      <text:p text:style-name="P4"><text:span text:style-name="T2">4530732 Монтаж  <text:s text:c="2"/>оборудования  <text:s text:c="2"/>диспетчерских, <text:s text:c="2"/>электрической</text:span><text:span text:style-name="T6"> <text:s/>централизации и блокировки</text:span></text:p>
      <text:p text:style-name="P4"><text:span text:style-name="T2">4530733 Монтаж  <text:s/>оборудования  <text:s/>для  <text:s/>механизации, <text:s text:c="2"/>автоматизации</text:span><text:span text:style-name="T6">  сортировочных горок и пневматической почты</text:span></text:p>
      <text:p text:style-name="P2">4530734 Монтаж оборудования устройств электропитающих и кабельных </text:p>
      <text:p text:style-name="P2">4530740 Монтаж оборудования связи </text:p>
      <text:p text:style-name="P4"><text:span text:style-name="T2">4530741 Монтаж  телефонных  станций  <text:s/>и  <text:s/>коммутаторов  <text:s/>ЦБ, <text:s text:c="2"/>МБ,</text:span><text:span text:style-name="T6"> <text:s/>диспетчерской, междугородней и учрежденческой связи</text:span></text:p>
      <text:p text:style-name="P4"><text:span text:style-name="T2">4530742 Монтаж  телефонных  станций  и  коммутаторов  системы  <text:s/>МБ</text:span><text:span text:style-name="T6"> <text:s/>директорской, диспетчерской  <text:s/>и  <text:s/>учрежденческой  связи  и <text:s/>телефонных квазителефонных станций</text:span></text:p>
      <text:p text:style-name="P4"><text:span text:style-name="T2">4530743 Монтаж  телефонных  станций  сельской  связи с проверкой и</text:span><text:span text:style-name="T6"> <text:s/>настройкой</text:span></text:p>
      <text:p text:style-name="P4"><text:span text:style-name="T2">453074</text:span>4 Монтаж  каркасов  штативов  с  ограждающими  устройствами,<text:span text:style-name="T6"> <text:s/>освещением и сигнализацией</text:span></text:p>
      <text:p text:style-name="P4"><text:span text:style-name="T2">4530745 Монтаж  <text:s text:c="2"/>оборудования  <text:s text:c="2"/>телефонных  <text:s text:c="2"/>станций, <text:s text:c="2"/>включая</text:span><text:span text:style-name="T6"> <text:s/>аппаратуру высокочастотной связи</text:span></text:p>
      <text:p text:style-name="P2">4530746 Монтаж радиостанций</text:p>
      <text:p text:style-name="P4"><text:span text:style-name="T2">4530747 Монтаж  <text:s/>оборудования  <text:s text:c="2"/>радиобюро, <text:s/>радиостанций,</text:span><text:span text:style-name="T6"> <text:s/>радиотрансляционных узлов</text:span></text:p>
      <text:p text:style-name="P4"><text:span text:style-name="T2">4530748 Монтаж антенных  устройств  с  сопутствующими  работами  и</text:span><text:span text:style-name="T6"> <text:s/>настройкой</text:span></text:p>
      <text:p text:style-name="P2">4530749 Монтаж оборудования радио- и телецентров </text:p>
      <text:p text:style-name="P2">4530750 Монтаж оборудования метрополитенов и тоннелей </text:p>
      <text:p text:style-name="P2">4530751 Монтаж эскалаторов</text:p>
      <text:p text:style-name="P2">4530752 Монтаж клапанов вентиляционных</text:p>
      <text:p text:style-name="P2">4530753 Монтаж аппаратуры связи шахт и железнодорожного транспорта</text:p>
      <text:p text:style-name="P4"><text:span text:style-name="T2">4530761 Монтаж  <text:s/>аппаратуры  <text:s/>электрической  тревожной, <text:s/>пожарной,</text:span><text:span text:style-name="T6"> <text:s/>вызывной и  дистанционной  <text:s/>сигнализации  <text:s/>с  <text:s/>блокировкой <text:s/>поверхностей</text:span></text:p>
      <text:p text:style-name="P4">4<text:span text:style-name="T2">530762 Монтаж стендов водоохлаждения передатчиков</text:span></text:p>
      <text:p text:style-name="P4"><text:span text:style-name="T2">4530763 Монтаж  дверей  с  контактом  электрической и механической</text:span><text:span text:style-name="T6"> <text:s/>блокировки</text:span></text:p>
      <text:p text:style-name="P2">4530764 Монтаж оборудования механизации почтовой связи</text:p>
      <text:p text:style-name="P2">4530765 Установка ограждений</text:p>
      <text:p text:style-name="P2">4530766 Прокладка кабелей линии связи и станционных</text:p>
      <text:p text:style-name="P2">4530767 Прокладка проводов станционных, волноводных</text:p>
      <text:p text:style-name="P2">4530768 Прокладка фидерных линий и волноводов</text:p>
      <text:p text:style-name="P4"><text:span text:style-name="T2">4530769 Установка  трансформаторов  и  шлейфов фидерных, <text:s text:c="2"/>системы</text:span><text:span text:style-name="T6"> <text:s/>содержания волновода под избыточным давлением</text:span></text:p>
      <text:p text:style-name="P4"><text:soft-page-break/><text:span text:style-name="T2">4530771 Присоединение существующих кабелей с  их  перекладкой  без</text:span><text:span text:style-name="T6"> <text:s/>перерыва действия абонентов</text:span></text:p>
      <text:p text:style-name="P2">4530772 Вытягивание кабеля из канализации </text:p>
      <text:p text:style-name="P4"><text:span text:style-name="T2">4530780 Монтаж приборов, <text:s/>средств автоматизации  и  вычислительной</text:span><text:span text:style-name="T6"> <text:s/>техники</text:span><text:span text:style-name="T2"> </text:span></text:p>
      <text:p text:style-name="P2">4530781 Установка приборов</text:p>
      <text:p text:style-name="P4"><text:span text:style-name="T2">4530782 Установка индикаторов, <text:s/>датчиков, сигнализаторов различных</text:span><text:span text:style-name="T6"> <text:s/>параметров</text:span></text:p>
      <text:p text:style-name="P4"><text:span text:style-name="T2">4530783 Установка аппаратуры оперативного контроля  и  управления,</text:span><text:span text:style-name="T6"> <text:s/>сбора и передачи исходной информации</text:span></text:p>
      <text:p text:style-name="P2">4530784 Установка исполнительных механизмов и регуляторов</text:p>
      <text:p text:style-name="P2">4530785 Установка панелей, щитов, штативов, пультов</text:p>
      <text:p text:style-name="P4"><text:span text:style-name="T2">4530786 Устройство проводок трубных и из пневматических кабелей  с</text:span><text:span text:style-name="T6"> сопутствующими работами</text:span></text:p>
      <text:p text:style-name="P4"><text:span text:style-name="T2">4530787 Устройство проводок электрических по металлическим панелям</text:span><text:span text:style-name="T6"> <text:s/>и в щитах с сопутствующими работами</text:span></text:p>
      <text:p text:style-name="P2">4530788 Монтаж источников питания</text:p>
      <text:p text:style-name="P2">4530789 Монтаж оборудования лабораторий для проверки приборов</text:p>
      <text:p text:style-name="P4"><text:span text:style-name="T2">4530791 Монтаж аппаратуры специализированных систем  управления  и</text:span><text:span text:style-name="T6"> <text:s/>вычислительной техники</text:span><text:span text:style-name="T2"> </text:span></text:p>
      <text:p text:style-name="P4"><text:span text:style-name="T2">4530800 Монтаж  <text:s text:c="2"/>оборудования  <text:s text:c="2"/>учреждений  <text:s/>здравоохранения  <text:s/>и</text:span><text:span text:style-name="T6"> <text:s/>предприятий медицинской промышленности</text:span><text:span text:style-name="T2"> </text:span></text:p>
      <text:p text:style-name="P2">4530801 Монтаж оборудования стерилизационного и аптечного</text:p>
      <text:p text:style-name="P4"><text:span text:style-name="T2">4530802 Монтаж  <text:s text:c="2"/>оборудования  <text:s text:c="2"/>отоларингологического  <text:s text:c="2"/>и</text:span><text:span text:style-name="T6"> <text:s/>стоматологического</text:span></text:p>
      <text:p text:style-name="P2">4530803 Монтаж оборудования физиотерапевтических кабинетов</text:p>
      <text:p text:style-name="P2">4530804 Монтаж оборудования рентгеновских кабинетов</text:p>
      <text:p text:style-name="P4"><text:span text:style-name="T2">4530805 Монтаж  оборудования  общехирургического, <text:s/>для  анестезии,</text:span><text:span text:style-name="T6"> <text:s/>искусственного дыхания и кислородной терапии</text:span></text:p>
      <text:p text:style-name="P2">4530806 Монтаж оборудования офтальмологического</text:p>
      <text:p text:style-name="P4"><text:span text:style-name="T2">4530807 Монтаж  оборудования  акушерско  - <text:s text:c="2"/>гинекологического  <text:s/>и</text:span><text:span text:style-name="T6"> <text:s/>урологического</text:span></text:p>
      <text:p text:style-name="P4"><text:span text:style-name="T2">4530808 Монтаж оборудования  для  диагностических  исследований  и</text:span><text:span text:style-name="T6"> <text:s/>лабораторного</text:span></text:p>
      <text:p text:style-name="P4"><text:span text:style-name="T2">4530809 Монтаж  оборудования  <text:s/>больничного, <text:s text:c="2"/>дезинфекционного  <text:s/>и</text:span><text:span text:style-name="T6"> <text:s/>дезинсекционного</text:span></text:p>
      <text:p text:style-name="P2">4530811 Монтаж оборудования предприятий медицинской промышленности </text:p>
      <text:p text:style-name="P4"><text:span text:style-name="T2">453082</text:span>0 Монтаж оборудования театрально - зрелищных предприятий </text:p>
      <text:p text:style-name="P2">4530821 Монтаж сценического оборудования</text:p>
      <text:p text:style-name="P2">4530822 Монтаж плит противовеса</text:p>
      <text:p text:style-name="P2">4530823 Навеска канатов</text:p>
      <text:p text:style-name="P4"><text:span text:style-name="T2">4530824 Монтаж  звукотехнических  установок театрально - зрелищных</text:span><text:span text:style-name="T6"> <text:s/>предприятий</text:span><text:span text:style-name="T2"> </text:span></text:p>
      <text:p text:style-name="P4"><text:span text:style-name="T2">4530830</text:span> Монтаж оборудования предприятий кинематографии<text:span text:style-name="T2"> </text:span></text:p>
      <text:p text:style-name="P2">4530831 Монтаж аппаратуры и устройств кинопоказа</text:p>
      <text:p text:style-name="P2">4530832 Монтаж экранов</text:p>
      <text:p text:style-name="P2">4530833 Монтаж устройств кашетирования</text:p>
      <text:p text:style-name="P2">4530834 Монтаж аппаратуры съемки фильмов и звукозаписи</text:p>
      <text:p text:style-name="P2">4530835 Монтаж киностудийного и лабораторного оборудования </text:p>
      <text:p text:style-name="P8">3<text:span text:style-name="T9">0.Работы пусконаладочные</text:span></text:p>
      <text:p text:style-name="P2"><text:s/>4530850 Пусконаладочные работы электротехнических устройств </text:p>
      <text:p text:style-name="P4"><text:span text:style-name="T2">4530851 Пусконаладочные работы  синхронных  генераторов  и  систем</text:span><text:span text:style-name="T6"> <text:s/>возбуждения</text:span></text:p>
      <text:p text:style-name="P4"><text:span text:style-name="T2">4530852 Пусконаладочные  <text:s text:c="2"/>работы  <text:s text:c="2"/>силовых  <text:s text:c="2"/>и  <text:s text:c="2"/>измерительных</text:span><text:span text:style-name="T6"> <text:s/>трансформаторов</text:span></text:p>
      <text:p text:style-name="P2">4530853 Пусконаладочные работы коммутационных аппаратов</text:p>
      <text:p text:style-name="P2">4530854 Пусконаладочные работы устройств релейной защиты</text:p>
      <text:p text:style-name="P2">4530855 Пусконаладочные работы автоматики в электроснабжении</text:p>
      <text:p text:style-name="P4"><text:span text:style-name="T2">4530856 Пусконаладочные  работы  систем  напряжения и оперативного</text:span><text:span text:style-name="T6"> <text:s/>тока</text:span></text:p>
      <text:p text:style-name="P4"><text:span text:style-name="T2">4530857 Пусконаладочные  <text:s/>работы  <text:s/>электрических  <text:s text:c="2"/>машин  <text:s text:c="2"/>и</text:span><text:span text:style-name="T6"> <text:s/>электроприводов</text:span></text:p>
      <text:p text:style-name="P4"><text:span text:style-name="T2">4530858 Пусконаладочные  работы систем автоматики, <text:s/>сигнализации и</text:span><text:span text:style-name="T6"> <text:s/>взаимосвязанных устройств</text:span><text:span text:style-name="T2"> </text:span></text:p>
      <text:p text:style-name="P4"><text:span text:style-name="T2">4530860 Пусконаладочные  <text:s text:c="2"/>работы  <text:s text:c="2"/>автоматизированных  <text:s/>систем</text:span><text:span text:style-name="T6"> <text:s/>управления</text:span><text:span text:style-name="T2"> </text:span></text:p>
      <text:p text:style-name="P4"><text:span text:style-name="T2">4530861</text:span> Пусконаладочные работы технических средств АСУ</text:p>
      <text:p text:style-name="P4"><text:soft-page-break/>4<text:span text:style-name="T2">530862 Пусконаладочные  <text:s text:c="2"/>работы  <text:s/>программного  <text:s/>обеспечения</text:span><text:span text:style-name="T6"> <text:s/>вычислительных комплексов</text:span></text:p>
      <text:p text:style-name="P2">4530863 Пусконаладочные работы автономной наладки систем</text:p>
      <text:p text:style-name="P2">4530864 Пусконаладочные работы комплексной наладки систем</text:p>
      <text:p text:style-name="P2">4530865 Пусконаладочные работы средств телемеханики </text:p>
      <text:p text:style-name="P4"><text:span text:style-name="T2">4530870 Пусконаладочные  <text:s/>работы  <text:s/>систем  <text:s/>вентиляции  <text:s/>и</text:span><text:span text:style-name="T6"> <text:s/>кондиционирования воздуха</text:span><text:span text:style-name="T2"> </text:span></text:p>
      <text:p text:style-name="P2">4530871 Наладки систем вентиляции и кондиционирования воздуха</text:p>
      <text:p text:style-name="P2">4530872 Испытание систем вентиляции и кондиционирования воздуха </text:p>
      <text:p text:style-name="P4"><text:span text:style-name="T2">4530880 Пусконаладочные  <text:s/>работы  <text:s text:c="2"/>подъемно <text:s/>- <text:s/>транспортного</text:span><text:span text:style-name="T6"> <text:s/>оборудования</text:span><text:span text:style-name="T2"> </text:span></text:p>
      <text:p text:style-name="P4"><text:span text:style-name="T2">4530881 Пусконаладочные  работы подъемно - транспортных механизмов</text:span><text:span text:style-name="T6"> <text:s/>прерывного действия</text:span></text:p>
      <text:p text:style-name="P4"><text:span text:style-name="T2">4530882 Пусконаладочные  <text:s/>работы  <text:s/>транспортных  <text:s/>механизмов</text:span><text:span text:style-name="T6"> <text:s/>непрерывного действия</text:span><text:span text:style-name="T2"> </text:span></text:p>
      <text:p text:style-name="P2">4530890 Пусконаладочные работы металлообрабатывающего оборудования </text:p>
      <text:p text:style-name="P2">4530891 Пусконаладочные работы автоматических станочных линий</text:p>
      <text:p text:style-name="P4"><text:span text:style-name="T2">4530893 Пусконаладочные работы станков металлорежущих многоцелевых</text:span><text:span text:style-name="T6"> <text:s/>с ЧПУ</text:span></text:p>
      <text:p text:style-name="P4"><text:span text:style-name="T2">4530894 Пусконаладочные  работы  станков металлорежущих с цифровой</text:span><text:span text:style-name="T6"> <text:s/>индикацией с ЧПУ</text:span></text:p>
      <text:p text:style-name="P4"><text:span text:style-name="T2">4530895 Пусконаладочные  работы  станков уникальных металлорежущих</text:span><text:span text:style-name="T6"> <text:s/>массой свыше 100 т</text:span></text:p>
      <text:p text:style-name="P2">4530899 Пусконаладочные работы станков металлорежущих с ЧПУ прочих </text:p>
      <text:p text:style-name="P4"><text:span text:style-name="T2">4530900 Пусконаладочные  <text:s/>работы  <text:s/>холодильных  <text:s/>и  <text:s/>компрессорных</text:span><text:span text:style-name="T6"> <text:s/>установок</text:span><text:span text:style-name="T2"> </text:span></text:p>
      <text:p text:style-name="P2">4530901 Пусконаладочные работы холодильных установок</text:p>
      <text:p text:style-name="P2">4530902 Пусконаладочные работы компрессорных установок </text:p>
      <text:p text:style-name="P2">4530910 Пусконаладочные работы теплосилового оборудования </text:p>
      <text:p text:style-name="P2">4530911 Пусконаладочные работы паровых котлов</text:p>
      <text:p text:style-name="P2">4530912 Пусконаладочные работы водогрейных теплофикационных котлов</text:p>
      <text:p text:style-name="P4"><text:span text:style-name="T2">4530913 Пусконаладочные  <text:s/>работы  <text:s/>котельно  <text:s/>- <text:s text:c="2"/>вспомогательного</text:span><text:span text:style-name="T6"> <text:s/>оборудования</text:span></text:p>
      <text:p text:style-name="P4"><text:span text:style-name="T2">4530914 Пусконаладочные  <text:s text:c="2"/>работы  <text:s/>оборудования  <text:s/>водоочистки  <text:s/>и</text:span><text:span text:style-name="T6"> <text:s/>оборудования химводоподготовки</text:span></text:p>
      <text:p text:style-name="P4"><text:span text:style-name="T2">4530915 Пусконаладочные  <text:s/>работы  <text:s text:c="2"/>технологических  <text:s text:c="2"/>установок</text:span><text:span text:style-name="T6"> <text:s/>топливного хозяйства</text:span></text:p>
      <text:p text:style-name="P2">4530916 Пусконаладочные работы газовоздушного тракта</text:p>
      <text:p text:style-name="P4"><text:span text:style-name="T2">4530917 Пусконаладочные работы общекотельных систем  и  инженерных</text:span><text:span text:style-name="T6"> <text:s/>коммуникаций</text:span><text:span text:style-name="T2"> </text:span></text:p>
      <text:p text:style-name="P4">4<text:span text:style-name="T2">530920 Пусконаладочные работы деревообрабатывающего оборудования </text:span></text:p>
      <text:p text:style-name="P4"><text:span text:style-name="T2">4530921 Пусконаладочные  <text:s text:c="2"/>работы  <text:s/>оборудования  <text:s/>для  <text:s/>первичной</text:span><text:span text:style-name="T6"> <text:s/>обработки лесоматериалов  и  <text:s/>переработки  <text:s/>древесины  <text:s/>на <text:s/>технологическое сырье</text:span></text:p>
      <text:p text:style-name="P4"><text:span text:style-name="T2">4530922 Пусконаладочные  работы  оборудования  для  <text:s/>обработки  <text:s/>и</text:span><text:span text:style-name="T6"> <text:s/>отделки древесины</text:span></text:p>
      <text:p text:style-name="P2">4530923 Пусконаладочные работы сушильных установок </text:p>
      <text:p text:style-name="P4"><text:span text:style-name="T2">4530930 Пусконаладочные  <text:s/>работы  <text:s/>сооружений  <text:s/>водоснабжения  <text:s text:c="2"/>и</text:span><text:span text:style-name="T6"> <text:s/>канализации</text:span></text:p>
      <text:p text:style-name="P2">4530931 Пусконаладочные работы сооружений водоснабжения</text:p>
      <text:p text:style-name="P2">4530932 Пусконаладочные работы сооружений канализации </text:p>
      <text:p text:style-name="P8">31.<text:span text:style-name="T9"> <text:s/>Работы по строительству автомобильных дорог </text:span></text:p>
      <text:p text:style-name="P4"><text:span text:style-name="T2">4510221 Устройство грунтовых дорог с покрытием из песка, щебня или</text:span><text:span text:style-name="T6"> <text:s/>гравия</text:span></text:p>
      <text:p text:style-name="P4"><text:span text:style-name="T2">4540243 Устройство  грунтовых  оснований, <text:s/>земляных  и  щебеночных</text:span><text:span text:style-name="T6"> <text:s/>покрытий</text:span></text:p>
      <text:p text:style-name="P2">4540244 Устройство покрытий из булыжного камня и брусчатки</text:p>
      <text:p text:style-name="P4"><text:span text:style-name="T2">4540245 Устройство  покрытий  <text:s/>бетонных, <text:s text:c="2"/>мозаичных, <text:s text:c="2"/>цементных,</text:span><text:span text:style-name="T6"> <text:s/>металлоцементных</text:span></text:p>
      <text:p text:style-name="P2">4540246 Устройство покрытий асфальтобетонных и ксилолитовых</text:p>
      <text:p text:style-name="P4"><text:span text:style-name="T2">4540382 Установка дорожных рамных металлических  и  железобетонных</text:span><text:span text:style-name="T6"> <text:s/>конструкций</text:span></text:p>
      <text:p text:style-name="P4"><text:span text:style-name="T2">4540383 Установка дорожных парапетных ограждений на железобетонных</text:span><text:span text:style-name="T6"> <text:s/>столбиках</text:span></text:p>
      <text:p text:style-name="P2">4540384 Изготовление и установка деревянных перил и ограждений</text:p>
      <text:p text:style-name="P2">4540385 Устройство разметки проезжей части дорог</text:p>
      <text:p text:style-name="P8"><text:span text:style-name="T7">32.</text:span><text:span text:style-name="T8"> <text:s/>Работы по строительству железнодорожных путей </text:span></text:p>
      <text:p text:style-name="P4"><text:soft-page-break/><text:s/><text:span text:style-name="T2">4540391 Укладка железнодорожных путей нормальной колеи  отдельными</text:span><text:span text:style-name="T6"> <text:s/>элементами с  <text:s text:c="2"/>послеосадочным  <text:s text:c="2"/>ремонтом  <text:s text:c="2"/>и  <text:s text:c="2"/>другими <text:s/>сопутствующими работами</text:span></text:p>
      <text:p text:style-name="P4"><text:span text:style-name="T2">4540392 Укладка  <text:s text:c="2"/>железнодорожных  <text:s text:c="2"/>путей  <text:s text:c="2"/>нормальной  <text:s text:c="2"/>колеи</text:span><text:span text:style-name="T6"> <text:s/>путеукладчиками с  <text:s/>подготовкой  <text:s/>звеньев  <text:s/>на  <text:s/>базе  <text:s text:c="2"/>и <text:s/>сопутствующие работы</text:span></text:p>
      <text:p text:style-name="P2">4540393 Укладка рельс в одну нитку на готовое основание</text:p>
      <text:p text:style-name="P4"><text:span text:style-name="T2">4540394 Укладка  стрелочных  переводов  и  перекрестных съездов на</text:span><text:span text:style-name="T6"> <text:s/>путях нормальной колеи</text:span></text:p>
      <text:p text:style-name="P2">4540395 Укладка глухих пересечений на путях нормальной колеи</text:p>
      <text:p text:style-name="P2">4540396 Укладка температурных компенсаторов</text:p>
      <text:p text:style-name="P4"><text:span text:style-name="T2">4540397 Укладка на подводное балластное основание монтажной рамы с</text:span><text:span text:style-name="T6"> <text:s/>путями</text:span></text:p>
      <text:p text:style-name="P4"><text:span text:style-name="T2">4540398 Укладка  <text:s/>железобетонных  <text:s/>балочных  плетей  с  путями  на</text:span><text:span text:style-name="T6">  подводное балластное основание</text:span></text:p>
      <text:p text:style-name="P4"><text:span text:style-name="T2">4540399 Укладка  <text:s/>продольных  и  поперечных  рельсовых  путей  для</text:span><text:span text:style-name="T6"> <text:s/>перекатки трансформаторов</text:span></text:p>
      <text:p text:style-name="P4"><text:span text:style-name="T2">454</text:span>0401 Укладка железнодорожных путей узкой колеи с послеосадочным<text:span text:style-name="T6"> <text:s/>ремонтом</text:span></text:p>
      <text:p text:style-name="P4"><text:span text:style-name="T2">4540402 Укладка  стрелочных  переводов  и  перекрестных съездов на</text:span><text:span text:style-name="T6"> <text:s/>путях узкой колеи</text:span></text:p>
      <text:p text:style-name="P2">4540403 Укладка глухих пересечений на путях узкой колеи</text:p>
      <text:p text:style-name="P2">4540404 Установка поворотного круга на путях узкой колеи</text:p>
      <text:p text:style-name="P2">4540405 Установка стыков на щебеночный балласт</text:p>
      <text:p text:style-name="P2">4540406 Установка стрелочных переводов на щебеночный балласт</text:p>
      <text:p text:style-name="P4"><text:span text:style-name="T2">4540407 Установка  путевых  сигнальных знаков, <text:s/>реперов, <text:s/>концевых</text:span><text:span text:style-name="T6"> <text:s/>отводов</text:span></text:p>
      <text:p text:style-name="P2">4540408 Устройство переездов через узкоколейные пути</text:p>
      <text:p text:style-name="P2">4540409 Устройство подкрановых путей на набережных и гидроузлах</text:p>
      <text:p text:style-name="P4"><text:span text:style-name="T2">4540411 Устройство переездов через железнодорожные пути нормальной</text:span><text:span text:style-name="T6"> <text:s/>колеи</text:span></text:p>
      <text:p text:style-name="P2">4540412 Устройство рельсовых или деревянных упоров</text:p>
      <text:p text:style-name="P2">4540413 Передвижка железнодорожных путей на расстояние до 2 м</text:p>
      <text:p text:style-name="P2">4540414 Передвижка стрелочных переводов</text:p>
      <text:p text:style-name="P2">4540415 Балластировка железнодорожных путей </text:p>
      <text:p text:style-name="P8">33. <text:s/><text:span text:style-name="T9">Работы подводные (водолазные)</text:span></text:p>
      <text:p text:style-name="P2">4510521 Подъем из воды предметов</text:p>
      <text:p text:style-name="P4"><text:span text:style-name="T2">4510522 Разравнивание и виброуплотнение под  водой  горизонтальных</text:span><text:span text:style-name="T6"> <text:s/>постелей водолазами</text:span></text:p>
      <text:p text:style-name="P2">4510523 Перемещение камня под водой, выемка кам  ня и щебня из воды</text:p>
      <text:p text:style-name="P4"><text:span text:style-name="T2">4510524 Опускание  <text:s text:c="2"/>металлических  <text:s/>и  <text:s/>железобетонных  <text:s/>оболоче</text:span><text:span text:style-name="T6">к оголовков под воду</text:span></text:p>
      <text:p text:style-name="P4"><text:span text:style-name="T2">4510525 Установка  на  акватории швартовых бочек на железобетонных</text:span><text:span text:style-name="T6"> <text:s/>якорях</text:span><text:span text:style-name="T2"> </text:span></text:p>
      <text:p text:style-name="P8">34. <text:s/><text:span text:style-name="T9">Работы</text:span> <text:span text:style-name="T9">горнопроходческие</text:span> </text:p>
      <text:p text:style-name="P2">4510531 Проходка шахтных стволов, шурфов, выработок</text:p>
      <text:p text:style-name="P2">4510532 Проходка шахтных стволов в тиксотропной рубашке</text:p>
      <text:p text:style-name="P4"><text:span text:style-name="T2">4510533 Проходка тоннелей, <text:s/>фурнелей, <text:s/>камер, штолен с устройством</text:span><text:span text:style-name="T6"> <text:s/>постоянных и временных пересечений</text:span></text:p>
      <text:p text:style-name="P4"><text:span text:style-name="T2">4510534 Проходка разрезных  печей, <text:s/>просек, <text:s/>котлованов, <text:s/>камер  и</text:span><text:span text:style-name="T6"> <text:s/>расширение горизонтальных и наклонных выработок</text:span></text:p>
      <text:p text:style-name="P4"><text:span text:style-name="T2">4510535 Прием и  выгрузка  грунта  при  проходе  шахтных  стволов,</text:span><text:span text:style-name="T6"> <text:s/>штолен, тоннелей</text:span></text:p>
      <text:p text:style-name="P2">4510536 Ввод в забой и вывод из забоя проходческого щита</text:p>
      <text:p text:style-name="P4"><text:span text:style-name="T2">4510537 Устройство  крепления стволов шахт и тоннелей инвентарными</text:span><text:span text:style-name="T6"> <text:s/>штангами и распорками</text:span></text:p>
      <text:p text:style-name="P2">4510538 Устройство сланцевых и водяных заслонов</text:p>
      <text:p text:style-name="P2">4510539 Устройство временных крепей и установка арок крепления</text:p>
      <text:p text:style-name="P2">4510541 Устройство и разборка армировки шахтных стволов</text:p>
      <text:p text:style-name="P4"><text:span text:style-name="T2">4510542 Ус</text:span>тановка  и  <text:s/>разборка  <text:s/>деревянных  <text:s/>крепежей  <text:s/>- <text:s text:c="2"/>рам,<text:span text:style-name="T6"> <text:s/>расстрелов, связей, обшивок</text:span></text:p>
      <text:p text:style-name="P4"><text:span text:style-name="T2">4510543 Крепление и обшивка стен и кровли, <text:s/>котлованов, выработок,</text:span><text:span text:style-name="T6"> <text:s/>лестничных отделений  <text:s/>досками, <text:s text:c="2"/>бревнами  <text:s/>и  рудничными <text:s/>стойками</text:span><text:span text:style-name="T2"> </text:span></text:p>
      <text:p text:style-name="P8"><text:span text:style-name="T9">35. <text:s/>Работы по устройству конструкций скважин </text:span><text:span text:style-name="T4"><text:s text:c="2"/></text:span></text:p>
      <text:p text:style-name="P2"><text:soft-page-break/>4510551 Строительство и монтаж нефтяных и газовых скважин</text:p>
      <text:p text:style-name="P4"><text:span text:style-name="T2">4510553 Бурение  скважин  нефтяных  и  газовых  с испытанием их на</text:span><text:span text:style-name="T6"> <text:s/>продуктивность</text:span></text:p>
      <text:p text:style-name="P4"><text:span text:style-name="T2">4510554 Установка  фильтровальных обсадных или замораживающих труб</text:span><text:span text:style-name="T6"> <text:s/>и устройств</text:span></text:p>
      <text:p text:style-name="P2">4510555 Установка фильтра на колонне водоподъемных труб</text:p>
      <text:p text:style-name="P2">4510556 Цементация затрубного пространства и подбашмачный тампонаж</text:p>
      <text:p text:style-name="P2">4510557 Крепление скважин трубами</text:p>
      <text:p text:style-name="P2">4510558 Крепление колодца железобетонными кольцами</text:p>
      <text:p text:style-name="P2">4510559 Устройства оголовка фильтра и откачка воды</text:p>
      <text:p text:style-name="P2">4510561 Транспортирование оборудования скважин</text:p>
      <text:p text:style-name="P2">4510562 Бурение разгрузочных скважин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1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Tahoma1"/>
    </style:style>
    <style:style style:name="Шапка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Arial1"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12:08:01</meta:creation-date>
    <meta:document-statistic meta:table-count="0" meta:image-count="0" meta:object-count="0" meta:page-count="20" meta:paragraph-count="846" meta:word-count="6522" meta:character-count="58723"/>
    <dc:date>2009-04-09T12:09:08</dc:date>
    <meta:editing-duration>PT00H01M07S</meta:editing-duration>
    <meta:editing-cycles>1</meta:editing-cycles>
    <meta:generator>OpenOffice.org/3.0$Linux OpenOffice.org_project/300m15$Build-9379</meta:generator>
  </office:meta>
</office:document-meta>
</file>